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ourier New1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a2dc" officeooo:paragraph-rsid="0000a2dc"/>
    </style:style>
    <style:style style:name="P2" style:family="paragraph" style:parent-style-name="Heading_20_2">
      <style:text-properties style:font-name="Tahoma"/>
    </style:style>
    <style:style style:name="P3" style:family="paragraph" style:parent-style-name="Heading_20_2">
      <style:text-properties fo:font-variant="normal" fo:text-transform="none" fo:color="#444444" style:font-name="Tahoma" fo:font-size="12pt" fo:letter-spacing="normal" fo:font-style="normal" fo:font-weight="normal" officeooo:rsid="0000a2dc" officeooo:paragraph-rsid="0000a2dc" style:font-size-asian="12pt" style:font-size-complex="12pt"/>
    </style:style>
    <style:style style:name="P4" style:family="paragraph" style:parent-style-name="Text_20_body">
      <style:paragraph-properties fo:margin-left="1.251cm" fo:margin-right="0cm" fo:text-indent="0cm" style:auto-text-indent="false"/>
      <style:text-properties officeooo:rsid="0000a2dc" officeooo:paragraph-rsid="0000a2dc"/>
    </style:style>
    <style:style style:name="P5" style:family="paragraph" style:parent-style-name="Text_20_body">
      <style:paragraph-properties fo:margin-left="1.251cm" fo:margin-right="0cm" fo:text-indent="0cm" style:auto-text-indent="false"/>
      <style:text-properties officeooo:rsid="000fc169" officeooo:paragraph-rsid="000fc169"/>
    </style:style>
    <style:style style:name="P6" style:family="paragraph" style:parent-style-name="Code">
      <style:paragraph-properties fo:margin-left="1.251cm" fo:margin-right="0cm" fo:text-indent="0cm" style:auto-text-indent="false"/>
      <style:text-properties officeooo:rsid="0008a2fd" officeooo:paragraph-rsid="0008a2fd"/>
    </style:style>
    <style:style style:name="P7" style:family="paragraph" style:parent-style-name="Code">
      <style:paragraph-properties fo:margin-left="1.251cm" fo:margin-right="0cm" fo:text-indent="0cm" style:auto-text-indent="false"/>
      <style:text-properties officeooo:rsid="00119f55" officeooo:paragraph-rsid="001227e0"/>
    </style:style>
    <style:style style:name="P8" style:family="paragraph" style:parent-style-name="Code">
      <style:text-properties officeooo:paragraph-rsid="0008a2fd"/>
    </style:style>
    <style:style style:name="P9" style:family="paragraph" style:parent-style-name="Code">
      <style:text-properties officeooo:paragraph-rsid="001aa7c2"/>
    </style:style>
    <style:style style:name="P10" style:family="paragraph" style:parent-style-name="Code">
      <style:text-properties officeooo:paragraph-rsid="001b1155"/>
    </style:style>
    <style:style style:name="P11" style:family="paragraph" style:parent-style-name="Code">
      <style:paragraph-properties fo:line-height="100%"/>
    </style:style>
    <style:style style:name="P12" style:family="paragraph" style:parent-style-name="Text_20_body">
      <style:text-properties fo:font-variant="normal" fo:text-transform="none" fo:color="#444444" style:font-name="Tahoma" fo:font-size="12pt" fo:letter-spacing="normal" fo:font-style="normal" fo:font-weight="normal" officeooo:rsid="0000a2dc" officeooo:paragraph-rsid="0000a2dc" style:font-size-asian="12pt" style:font-size-complex="12pt"/>
    </style:style>
    <style:style style:name="P13" style:family="paragraph" style:parent-style-name="Text_20_body">
      <style:text-properties fo:font-variant="normal" fo:text-transform="none" fo:color="#444444" style:font-name="Tahoma" fo:font-size="12pt" fo:letter-spacing="normal" fo:font-style="normal" fo:font-weight="normal" officeooo:rsid="00031d24" officeooo:paragraph-rsid="00031d24" style:font-size-asian="12pt" style:font-size-complex="12pt"/>
    </style:style>
    <style:style style:name="P14" style:family="paragraph" style:parent-style-name="Text_20_body">
      <style:text-properties officeooo:rsid="00031d24" officeooo:paragraph-rsid="00031d24"/>
    </style:style>
    <style:style style:name="P15" style:family="paragraph" style:parent-style-name="Text_20_body">
      <style:text-properties officeooo:rsid="0006e06d" officeooo:paragraph-rsid="0006e06d"/>
    </style:style>
    <style:style style:name="P16" style:family="paragraph" style:parent-style-name="Text_20_body">
      <style:text-properties officeooo:rsid="0008a2fd" officeooo:paragraph-rsid="0008a2fd"/>
    </style:style>
    <style:style style:name="P17" style:family="paragraph" style:parent-style-name="Text_20_body">
      <style:text-properties officeooo:rsid="001227e0" officeooo:paragraph-rsid="001227e0"/>
    </style:style>
    <style:style style:name="P18" style:family="paragraph" style:parent-style-name="Text_20_body">
      <style:text-properties officeooo:rsid="001aa7c2" officeooo:paragraph-rsid="001aa7c2"/>
    </style:style>
    <style:style style:name="P19" style:family="paragraph" style:parent-style-name="Text_20_body">
      <style:text-properties officeooo:rsid="001aa7c2" officeooo:paragraph-rsid="001b1155"/>
    </style:style>
    <style:style style:name="P20" style:family="paragraph" style:parent-style-name="Text_20_body">
      <style:text-properties style:font-name="Tahoma" officeooo:rsid="001df908" officeooo:paragraph-rsid="001df908"/>
    </style:style>
    <style:style style:name="P21" style:family="paragraph" style:parent-style-name="Text_20_body">
      <style:text-properties style:font-name="Tahoma" officeooo:rsid="001e2702" officeooo:paragraph-rsid="001e2702"/>
    </style:style>
    <style:style style:name="P22" style:family="paragraph" style:parent-style-name="Text_20_body">
      <style:text-properties officeooo:rsid="001f4a6f" officeooo:paragraph-rsid="001f4a6f"/>
    </style:style>
    <style:style style:name="P23" style:family="paragraph" style:parent-style-name="Text_20_body">
      <style:paragraph-properties fo:text-align="center" style:justify-single-word="false" fo:break-before="page"/>
      <style:text-properties style:font-name="Tahoma" fo:font-size="18.2000007629395pt" fo:font-weight="bold" officeooo:rsid="0006e06d" officeooo:paragraph-rsid="0006e06d" style:font-name-asian="Microsoft YaHei" style:font-size-asian="18.2000007629395pt" style:font-weight-asian="bold" style:font-name-complex="Arial" style:font-size-complex="18.2000007629395pt" style:font-weight-complex="bold"/>
    </style:style>
    <style:style style:name="P24" style:family="paragraph" style:parent-style-name="Heading_20_2">
      <style:paragraph-properties fo:break-before="page"/>
      <style:text-properties style:font-name="Tahoma"/>
    </style:style>
    <style:style style:name="P25" style:family="paragraph" style:parent-style-name="Text_20_body">
      <style:paragraph-properties fo:margin-left="0cm" fo:margin-right="0cm" fo:text-indent="0cm" style:auto-text-indent="false"/>
      <style:text-properties officeooo:rsid="0006e06d" officeooo:paragraph-rsid="0006e06d"/>
    </style:style>
    <style:style style:name="P26" style:family="paragraph" style:parent-style-name="Text_20_body">
      <style:paragraph-properties fo:margin-left="0cm" fo:margin-right="0cm" fo:text-indent="0cm" style:auto-text-indent="false"/>
      <style:text-properties officeooo:rsid="0008a2fd" officeooo:paragraph-rsid="0008a2fd"/>
    </style:style>
    <style:style style:name="P27" style:family="paragraph" style:parent-style-name="Text_20_body">
      <style:paragraph-properties fo:margin-left="0cm" fo:margin-right="0cm" fo:text-indent="0cm" style:auto-text-indent="false"/>
      <style:text-properties officeooo:rsid="0009df77" officeooo:paragraph-rsid="0009df77"/>
    </style:style>
    <style:style style:name="P28" style:family="paragraph" style:parent-style-name="Text_20_body">
      <style:paragraph-properties fo:margin-left="0cm" fo:margin-right="0cm" fo:text-indent="0cm" style:auto-text-indent="false"/>
      <style:text-properties officeooo:rsid="000c6467" officeooo:paragraph-rsid="000c6467"/>
    </style:style>
    <style:style style:name="P29" style:family="paragraph" style:parent-style-name="Text_20_body">
      <style:paragraph-properties fo:margin-left="0cm" fo:margin-right="0cm" fo:text-indent="0cm" style:auto-text-indent="false"/>
      <style:text-properties officeooo:rsid="000f2adb" officeooo:paragraph-rsid="000f2adb"/>
    </style:style>
    <style:style style:name="P30" style:family="paragraph" style:parent-style-name="Text_20_body">
      <style:paragraph-properties fo:margin-left="0cm" fo:margin-right="0cm" fo:text-indent="0cm" style:auto-text-indent="false"/>
      <style:text-properties officeooo:rsid="000fc169" officeooo:paragraph-rsid="000fc169"/>
    </style:style>
    <style:style style:name="P31" style:family="paragraph" style:parent-style-name="Text_20_body">
      <style:paragraph-properties fo:margin-left="0cm" fo:margin-right="0cm" fo:text-indent="0cm" style:auto-text-indent="false"/>
      <style:text-properties officeooo:rsid="000fc169" officeooo:paragraph-rsid="00123bb2"/>
    </style:style>
    <style:style style:name="P32" style:family="paragraph" style:parent-style-name="Text_20_body">
      <style:paragraph-properties fo:margin-left="0cm" fo:margin-right="0cm" fo:text-indent="0cm" style:auto-text-indent="false"/>
      <style:text-properties officeooo:rsid="000fc169" officeooo:paragraph-rsid="0018affb"/>
    </style:style>
    <style:style style:name="P33" style:family="paragraph" style:parent-style-name="Text_20_body">
      <style:paragraph-properties fo:margin-left="0cm" fo:margin-right="0cm" fo:text-indent="0cm" style:auto-text-indent="false"/>
      <style:text-properties officeooo:rsid="00119f55" officeooo:paragraph-rsid="00119f55"/>
    </style:style>
    <style:style style:name="P34" style:family="paragraph" style:parent-style-name="Text_20_body">
      <style:paragraph-properties fo:margin-left="0cm" fo:margin-right="0cm" fo:text-indent="0cm" style:auto-text-indent="false"/>
      <style:text-properties officeooo:rsid="00119f55" officeooo:paragraph-rsid="001347d4"/>
    </style:style>
    <style:style style:name="P35" style:family="paragraph" style:parent-style-name="Text_20_body">
      <style:paragraph-properties fo:margin-left="0cm" fo:margin-right="0cm" fo:text-indent="0cm" style:auto-text-indent="false"/>
      <style:text-properties officeooo:rsid="00119f55" officeooo:paragraph-rsid="00177a59"/>
    </style:style>
    <style:style style:name="P36" style:family="paragraph" style:parent-style-name="Text_20_body">
      <style:paragraph-properties fo:margin-left="0cm" fo:margin-right="0cm" fo:text-indent="0cm" style:auto-text-indent="false"/>
      <style:text-properties officeooo:rsid="001b1155" officeooo:paragraph-rsid="001b1155"/>
    </style:style>
    <style:style style:name="P37" style:family="paragraph" style:parent-style-name="Text_20_body">
      <style:paragraph-properties fo:margin-left="0cm" fo:margin-right="0cm" fo:text-indent="0cm" style:auto-text-indent="false"/>
      <style:text-properties officeooo:rsid="001cd9c6" officeooo:paragraph-rsid="001cd9c6"/>
    </style:style>
    <style:style style:name="P38" style:family="paragraph" style:parent-style-name="Text_20_body">
      <style:paragraph-properties fo:margin-left="0cm" fo:margin-right="0cm" fo:text-indent="0cm" style:auto-text-indent="false"/>
      <style:text-properties officeooo:rsid="001cd9c6" officeooo:paragraph-rsid="001df908"/>
    </style:style>
    <style:style style:name="P39" style:family="paragraph" style:parent-style-name="Text_20_body">
      <style:paragraph-properties fo:margin-left="0cm" fo:margin-right="0cm" fo:text-indent="0cm" style:auto-text-indent="false"/>
      <style:text-properties officeooo:rsid="001df908" officeooo:paragraph-rsid="001df908"/>
    </style:style>
    <style:style style:name="P40" style:family="paragraph" style:parent-style-name="Text_20_body">
      <style:paragraph-properties fo:margin-left="0cm" fo:margin-right="0cm" fo:text-indent="0cm" style:auto-text-indent="false"/>
      <style:text-properties officeooo:rsid="001f4a6f" officeooo:paragraph-rsid="001f4a6f"/>
    </style:style>
    <style:style style:name="P41" style:family="paragraph" style:parent-style-name="Code">
      <style:paragraph-properties fo:margin-left="0cm" fo:margin-right="0cm" fo:text-indent="0cm" style:auto-text-indent="false"/>
      <style:text-properties officeooo:rsid="00119f55" officeooo:paragraph-rsid="001227e0"/>
    </style:style>
    <style:style style:name="P42" style:family="paragraph" style:parent-style-name="Code">
      <style:paragraph-properties fo:margin-left="0cm" fo:margin-right="0cm" fo:text-indent="0cm" style:auto-text-indent="false"/>
      <style:text-properties officeooo:rsid="00119f55" officeooo:paragraph-rsid="00123bb2"/>
    </style:style>
    <style:style style:name="P43" style:family="paragraph" style:parent-style-name="Code">
      <style:paragraph-properties fo:margin-left="0cm" fo:margin-right="0cm" fo:text-indent="0cm" style:auto-text-indent="false"/>
      <style:text-properties officeooo:rsid="00119f55" officeooo:paragraph-rsid="0016642e"/>
    </style:style>
    <style:style style:name="P44" style:family="paragraph" style:parent-style-name="Code">
      <style:paragraph-properties fo:margin-left="0cm" fo:margin-right="0cm" fo:text-indent="0cm" style:auto-text-indent="false"/>
      <style:text-properties officeooo:rsid="00119f55" officeooo:paragraph-rsid="0018affb"/>
    </style:style>
    <style:style style:name="P45" style:family="paragraph" style:parent-style-name="Code">
      <style:paragraph-properties fo:margin-top="0cm" fo:margin-bottom="0.146cm" loext:contextual-spacing="false" fo:line-height="100%"/>
      <style:text-properties fo:font-size="10.5pt" officeooo:rsid="001aa7c2" officeooo:paragraph-rsid="001b1155" style:font-size-asian="10.5pt" style:font-size-complex="10.5pt"/>
    </style:style>
    <style:style style:name="P46" style:family="paragraph" style:parent-style-name="Heading_20_1">
      <style:paragraph-properties fo:text-align="center" style:justify-single-word="false"/>
      <style:text-properties style:font-name="Tahoma"/>
    </style:style>
    <style:style style:name="P47" style:family="paragraph" style:parent-style-name="Text_20_body">
      <style:paragraph-properties fo:margin-left="0cm" fo:margin-right="0cm" fo:text-indent="0cm" style:auto-text-indent="false"/>
      <style:text-properties officeooo:rsid="001df908" officeooo:paragraph-rsid="001df908"/>
    </style:style>
    <style:style style:name="P48" style:family="paragraph" style:parent-style-name="Text_20_body">
      <style:text-properties style:font-name="Tahoma" officeooo:rsid="001f4a6f" officeooo:paragraph-rsid="001f4a6f"/>
    </style:style>
    <style:style style:name="P49" style:family="paragraph" style:parent-style-name="Text_20_body">
      <style:text-properties officeooo:paragraph-rsid="0020bdd1"/>
    </style:style>
    <style:style style:name="P50" style:family="paragraph" style:parent-style-name="Text_20_body">
      <style:paragraph-properties fo:margin-left="1.251cm" fo:margin-right="0cm" fo:text-indent="0cm" style:auto-text-indent="false"/>
      <style:text-properties fo:font-variant="normal" fo:text-transform="none" fo:color="#444444" style:font-name="Tahoma" fo:font-size="11pt" fo:letter-spacing="normal" fo:font-style="normal" fo:font-weight="normal" officeooo:rsid="0000a2dc" officeooo:paragraph-rsid="0000a2dc" style:font-size-asian="11pt" style:font-size-complex="11pt"/>
    </style:style>
    <style:style style:name="P51" style:family="paragraph" style:parent-style-name="Heading_20_3">
      <style:text-properties style:font-name="Tahoma"/>
    </style:style>
    <style:style style:name="P52" style:family="paragraph" style:parent-style-name="Heading_20_3">
      <style:text-properties style:font-name="Tahoma" officeooo:rsid="0006e06d" officeooo:paragraph-rsid="0006e06d"/>
    </style:style>
    <style:style style:name="P53" style:family="paragraph" style:parent-style-name="Heading_20_3">
      <style:text-properties style:font-name="Tahoma" officeooo:paragraph-rsid="0018affb"/>
    </style:style>
    <style:style style:name="P54" style:family="paragraph" style:parent-style-name="Heading_20_3">
      <style:text-properties style:font-name="Tahoma" officeooo:paragraph-rsid="001aa7c2"/>
    </style:style>
    <style:style style:name="P55" style:family="paragraph" style:parent-style-name="Heading_20_3">
      <style:text-properties style:font-name="Tahoma" officeooo:paragraph-rsid="001b1155"/>
    </style:style>
    <style:style style:name="P56" style:family="paragraph" style:parent-style-name="Heading_20_3">
      <style:paragraph-properties fo:margin-left="0cm" fo:margin-right="0cm" fo:text-indent="0cm" style:auto-text-indent="false"/>
      <style:text-properties style:font-name="Tahoma" officeooo:rsid="0009df77" officeooo:paragraph-rsid="0009df77"/>
    </style:style>
    <style:style style:name="P57" style:family="paragraph" style:parent-style-name="Heading_20_3">
      <style:paragraph-properties fo:margin-left="0cm" fo:margin-right="0cm" fo:text-indent="0cm" style:auto-text-indent="false" fo:break-before="page"/>
      <style:text-properties style:font-name="Tahoma" officeooo:rsid="001df908" officeooo:paragraph-rsid="001df908"/>
    </style:style>
    <style:style style:name="P58" style:family="paragraph" style:parent-style-name="Heading_20_3">
      <style:paragraph-properties fo:break-before="page"/>
      <style:text-properties style:font-name="Tahoma"/>
    </style:style>
    <style:style style:name="P59" style:family="paragraph" style:parent-style-name="Code">
      <style:paragraph-properties fo:margin-left="0cm" fo:margin-right="0cm" fo:text-indent="0cm" style:auto-text-indent="false"/>
      <style:text-properties officeooo:rsid="00119f55" officeooo:paragraph-rsid="002276ad"/>
    </style:style>
    <style:style style:name="P60" style:family="paragraph">
      <loext:graphic-properties draw:fill="solid" draw:fill-color="#eeeeee"/>
    </style:style>
    <style:style style:name="P61" style:family="paragraph">
      <loext:graphic-properties draw:fill="solid" draw:fill-color="#eeeeee"/>
      <style:text-properties style:font-name="Courier New"/>
    </style:style>
    <style:style style:name="T1" style:family="text">
      <style:text-properties fo:font-variant="normal" fo:text-transform="none" fo:color="#444444" style:font-name="Tahoma" fo:font-size="11pt" fo:letter-spacing="normal" fo:font-style="normal" fo:font-weight="normal" style:font-size-asian="11pt" style:font-size-complex="11pt"/>
    </style:style>
    <style:style style:name="T2" style:family="text">
      <style:text-properties officeooo:rsid="00031d24"/>
    </style:style>
    <style:style style:name="T3" style:family="text">
      <style:text-properties officeooo:rsid="0006e06d"/>
    </style:style>
    <style:style style:name="T4" style:family="text">
      <style:text-properties officeooo:rsid="0008a2fd"/>
    </style:style>
    <style:style style:name="T5" style:family="text">
      <style:text-properties style:font-name="Courier New"/>
    </style:style>
    <style:style style:name="T6" style:family="text">
      <style:text-properties style:font-name="Courier New" officeooo:rsid="00123bb2"/>
    </style:style>
    <style:style style:name="T7" style:family="text">
      <style:text-properties style:font-name="Courier New" officeooo:rsid="001347d4"/>
    </style:style>
    <style:style style:name="T8" style:family="text">
      <style:text-properties officeooo:rsid="0009df77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underline-style="none"/>
    </style:style>
    <style:style style:name="T11" style:family="text">
      <style:text-properties officeooo:rsid="000afe27"/>
    </style:style>
    <style:style style:name="T12" style:family="text">
      <style:text-properties officeooo:rsid="000c6467"/>
    </style:style>
    <style:style style:name="T13" style:family="text">
      <style:text-properties officeooo:rsid="000fdc93"/>
    </style:style>
    <style:style style:name="T14" style:family="text">
      <style:text-properties officeooo:rsid="001227e0"/>
    </style:style>
    <style:style style:name="T15" style:family="text">
      <style:text-properties officeooo:rsid="00123bb2"/>
    </style:style>
    <style:style style:name="T16" style:family="text">
      <style:text-properties officeooo:rsid="001347d4"/>
    </style:style>
    <style:style style:name="T17" style:family="text">
      <style:text-properties officeooo:rsid="0016642e"/>
    </style:style>
    <style:style style:name="T18" style:family="text">
      <style:text-properties officeooo:rsid="0018affb"/>
    </style:style>
    <style:style style:name="T19" style:family="text">
      <style:text-properties officeooo:rsid="001b1155"/>
    </style:style>
    <style:style style:name="T20" style:family="text">
      <style:text-properties officeooo:rsid="001e2702"/>
    </style:style>
    <style:style style:name="T21" style:family="text">
      <style:text-properties officeooo:rsid="001f8700"/>
    </style:style>
    <style:style style:name="T22" style:family="text">
      <style:text-properties officeooo:rsid="0020bdd1"/>
    </style:style>
    <style:style style:name="T23" style:family="text">
      <style:text-properties style:font-name="Courier New" officeooo:rsid="00123bb2"/>
    </style:style>
    <style:style style:name="T24" style:family="text">
      <style:text-properties style:font-name="Courier New" officeooo:rsid="0020bdd1"/>
    </style:style>
    <style:style style:name="T25" style:family="text">
      <style:text-properties style:font-name="Courier New1" fo:font-size="10.5pt" fo:font-style="normal" fo:font-weight="normal" style:font-size-asian="10.5pt" style:font-style-asian="normal" style:font-weight-asian="normal"/>
    </style:style>
    <style:style style:name="T26" style:family="text">
      <style:text-properties style:font-name="Wingdings" officeooo:rsid="00123bb2"/>
    </style:style>
    <style:style style:name="T27" style:family="text">
      <style:text-properties officeooo:rsid="002276ad"/>
    </style:style>
    <style:style style:name="T28" style:family="text">
      <style:text-properties officeooo:rsid="0022dccb"/>
    </style:style>
    <style:style style:name="T29" style:family="text">
      <style:text-properties style:font-name="Courier New" fo:font-size="10.5pt" style:font-size-asian="9pt" style:font-size-complex="10.5pt"/>
    </style:style>
    <style:style style:name="T30" style:family="text">
      <style:text-properties style:font-name="Courier New" fo:font-size="10pt" style:font-size-asian="8pt" style:font-size-complex="10pt"/>
    </style:style>
    <style:style style:name="gr1" style:family="graphic">
      <style:graphic-properties draw:stroke="solid" svg:stroke-color="#000000" draw:fill="solid" draw:fill-color="#eeeeee" fo:min-height="2.43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color="#000000" draw:fill="solid" draw:fill-color="#eeeeee" fo:min-height="19.43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color="#000000" draw:fill="solid" draw:fill-color="#eeeeee" fo:min-height="7.3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color="#000000" draw:fill="solid" draw:fill-color="#eeeeee" fo:min-height="2.5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color="#000000" draw:fill="solid" draw:fill-color="#eeeeee" fo:min-height="6.5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solid" svg:stroke-color="#000000" draw:fill="solid" draw:fill-color="#eeeeee" fo:min-height="22.5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solid" svg:stroke-color="#000000" draw:fill="solid" draw:fill-color="#eeeeee" fo:min-height="17.57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solid" svg:stroke-color="#000000" draw:fill="solid" draw:fill-color="#eeeeee" fo:min-height="4.86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solid" svg:stroke-color="#000000" draw:fill="solid" draw:fill-color="#eeeeee" fo:min-height="1.42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solid" svg:stroke-color="#000000" draw:fill="solid" draw:fill-color="#eeeeee" fo:min-height="2.2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solid" svg:stroke-color="#000000" draw:fill="solid" draw:fill-color="#eeeeee" fo:min-height="4.68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solid" svg:stroke-color="#000000" draw:fill="solid" draw:fill-color="#eeeeee" fo:min-height="16.86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solid" svg:stroke-color="#000000" draw:fill="solid" draw:fill-color="#eeeeee" fo:min-height="18.53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solid" svg:stroke-color="#000000" draw:fill="solid" draw:fill-color="#eeeeee" fo:min-height="20.1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solid" svg:stroke-color="#000000" draw:fill="solid" draw:fill-color="#eeeeee" fo:min-height="16.82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stroke="solid" svg:stroke-color="#000000" draw:fill="solid" draw:fill-color="#eeeeee" fo:min-height="19.2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stroke="solid" svg:stroke-color="#000000" draw:fill="solid" draw:fill-color="#eeeeee" fo:min-height="19.09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6" text:outline-level="1">Smashing Dashboard</text:h>
      <text:p text:style-name="P1"/>
      <text:h text:style-name="P3" text:outline-level="2">Smashing, the spiritual successor to Dashing, is a Sinatra based framework that lets you build dashboards.</text:h>
      <text:p text:style-name="P12">It’s Home Page and Wiki page are:</text:p>
      <text:p text:style-name="P4"><text:a xlink:type="simple" xlink:href="https://smashing.github.io/" text:style-name="Internet_20_link" text:visited-style-name="Visited_20_Internet_20_Link"><text:span text:style-name="T1">https://smashing.github.io/</text:span></text:a></text:p>
      <text:p text:style-name="P4"><text:a xlink:type="simple" xlink:href="https://github.com/Smashing/smashing/wiki" text:style-name="Internet_20_link" text:visited-style-name="Visited_20_Internet_20_Link"><text:span text:style-name="T1">https://github.com/Smashing/smashing/wiki</text:span></text:a></text:p>
      <text:p text:style-name="P12">Smashing is released under a MIT license:</text:p>
      <text:p text:style-name="P50">https://github.com/Smashing/smashing/blob/master/MIT-LICENSE</text:p>
      <text:h text:style-name="P2" text:outline-level="2">Getting Started</text:h>
      <text:p text:style-name="P13">Assuming an internet connected system running a <text:span text:style-name="T22">Linux</text:span> derivative (i.e. Ubuntu) with Ruby (&gt;= 2.0) installed:</text:p>
      <text:p text:style-name="P13"/>
      <text:p text:style-name="Code">$ gem install smashing</text:p>
      <text:p text:style-name="Code">$ smashing new <text:span text:style-name="T2">dash01</text:span></text:p>
      <text:p text:style-name="Code">$ <text:span text:style-name="T2">cd dash01</text:span></text:p>
      <text:p text:style-name="Code">$ bundle</text:p>
      <text:p text:style-name="Code">$ smashing start</text:p>
      <text:p text:style-name="Text_20_body">Point your browser at localhost:3030 to see the sample dashboard.</text:p>
      <text:p text:style-name="P13"/>
      <text:p text:style-name="P14"/>
      <text:p text:style-name="P23">Our Implementation</text:p>
      <text:h text:style-name="P52" text:outline-level="3">Setup</text:h>
      <text:p text:style-name="P15">Create a suitable development environment and deployment environment.</text:p>
      <text:p text:style-name="P15">If using an air-gapped development environment make sure you install the following packages:</text:p>
      <text:p text:style-name="Code">build-essential</text:p>
      <text:p text:style-name="Code">ruby <text:s/><text:span text:style-name="T22">( Ver &gt;= 2.0 )</text:span></text:p>
      <text:p text:style-name="Code">ruby-dev</text:p>
      <text:p text:style-name="P15">Once these are installed you will also need to move the following Gem packages <text:span text:style-name="T22">across</text:span> the air-gap and install them</text:p>
      <text:p text:style-name="Code">bundler</text:p>
      <text:p text:style-name="Code">sma<text:span text:style-name="T3">sh</text:span>ing</text:p>
      <text:p text:style-name="P25">To install Gems across an air gap, firstly, on an Internet connected machine:</text:p>
      <text:p text:style-name="Code">$ gem install <text:span text:style-name="T4">bundler smashing</text:span> -i repo --no-rdoc –no-ri</text:p>
      <text:p text:style-name="Code">$ cp -r repo/cache /path/to/USB_drive/gems</text:p>
      <text:p text:style-name="P26">Then, having moved the USB stick (or CD) across the air gap:</text:p>
      <text:p text:style-name="Code">$ cd /path/to/USB_drive/gems</text:p>
      <text:p text:style-name="Code">$ gem install --force --local *.gem</text:p>
      <text:p text:style-name="P26">You can now create your initial Smashing installation and the templates for <text:span text:style-name="T22">the</text:span> jobs and widgets:</text:p>
      <text:p text:style-name="P8">$ smashing new <text:span text:style-name="T4">mis01</text:span></text:p>
      <text:p text:style-name="P6">$ <text:span text:style-name="T2">cd </text:span>mis01</text:p>
      <text:p text:style-name="P6">$ rm jobs/*</text:p>
      <text:p text:style-name="P6">$ rm dashboards/sample*</text:p>
      <text:p text:style-name="P6">$ smashing generate dashboard mis01</text:p>
      <text:p text:style-name="P6">$ smashing generate widget misalert2</text:p>
      <text:p text:style-name="P6">$ smashing generate widget mismeter</text:p>
      <text:p text:style-name="P6">$ smashing generate widget mistext</text:p>
      <text:p text:style-name="P6">$ smashing generate job fileservers</text:p>
      <text:p text:style-name="P6">$ smashing generate job servers</text:p>
      <text:p text:style-name="P6">$ smashing generate job terminals</text:p>
      <text:p text:style-name="P6">$ smashing generate job users</text:p>
      <text:p text:style-name="P16"><text:soft-page-break/>Note we <text:span text:style-name="T22">have</text:span> delete<text:span text:style-name="T22">d</text:span> the sample jobs and dashboards that were generated by the ‘<text:span text:style-name="T5">smashing new mis01</text:span>’ command as we will not need them.</text:p>
      <text:h text:style-name="P56" text:outline-level="3">The <text:span text:style-name="T11">Grid</text:span></text:h>
      <text:p text:style-name="P27">The Smashing dashboard is based on a grid. <text:s/>In the default dashboard the grid consists of blocks 300 pixels wide by 360 pixels high with a 5 pixel border around each block.</text:p>
      <text:p text:style-name="P27">The main dashboard file ‘<text:span text:style-name="T5">dashboard/mis01.erb</text:span>’ places widgets in the grid using these two attributes:</text:p>
      <text:p text:style-name="Code">data-row<text:span text:style-name="T8">=”1”</text:span></text:p>
      <text:p text:style-name="Code">data-col<text:span text:style-name="T8">=”1”</text:span></text:p>
      <text:p text:style-name="P27">An the following two <text:span text:style-name="T22">attributes</text:span> are used to define the width and <text:span text:style-name="T22">height</text:span> of the widget <text:span text:style-name="T9">in grid units</text:span><text:span text:style-name="T10">.</text:span></text:p>
      <text:p text:style-name="Code">data-<text:span text:style-name="T8">sizex=”2”</text:span></text:p>
      <text:p text:style-name="Code">data-<text:span text:style-name="T8">sizey</text:span>=”<text:span text:style-name="T8">2</text:span>”</text:p>
      <text:p text:style-name="P27">Our ‘<text:span text:style-name="T22">m</text:span>is01’ dashboard uses a grid of blocks 54 pixels wide by 54 pixels high with a 2 pixel border around each block. <text:s/>However, most of the widget we place on the dashboard will use 2x2 blocks <text:span text:style-name="T22">or </text:span>4x4 blocks.</text:p>
      <text:p text:style-name="P28">To set our grid sizes we need to modify the file ‘<text:span text:style-name="T5">assets/javascripts/application.coffee</text:span>’. <text:s/>Near the top of the file modify the these lines</text:p>
      <text:p text:style-name="Code">Dashing.on 'ready', -&gt;<text:line-break/> <text:s/>Dashing.widget_margins ||= [<text:span text:style-name="T12">5</text:span>, <text:span text:style-name="T12">5</text:span>]<text:line-break/> <text:s/>Dashing.widget_base_dimensions ||= [<text:span text:style-name="T12">300</text:span>, <text:span text:style-name="T12">360</text:span>]<text:line-break/> <text:s/>Dashing.numColumns ||= <text:span text:style-name="T12">4</text:span></text:p>
      <text:p text:style-name="P28">to be</text:p>
      <text:p text:style-name="Code">Dashing.on 'ready', -&gt;<text:line-break/> <text:s/>Dashing.widget_margins ||= [2, 2]<text:line-break/> <text:s/>Dashing.widget_base_dimensions ||= [54, 54]<text:line-break/> <text:s/>Dashing.numColumns ||= 20</text:p>
      <text:p text:style-name="P28"/>
      <text:h text:style-name="P58" text:outline-level="3">The Widgets</text:h>
      <text:p text:style-name="P29">We will make use of three different widgets in the dashboard; each is based on one of the standard widgets supplied with Smashing.</text:p>
      <text:p text:style-name="P33">Each Widget consists of three files, for example the ‘misalert2’ widget is made of the the three files:</text:p>
      <text:p text:style-name="P11">widgets/misalert2/misalert2.coffee</text:p>
      <text:p text:style-name="P11">widgets/misalert2/misalert2.html</text:p>
      <text:p text:style-name="Code">widgets/misalert2/misalert2.scss</text:p>
      <text:p text:style-name="P33">The HTML file is used to define the basic look of the widget on the dashboard.</text:p>
      <text:p text:style-name="P33">The SCSS file gives the widget its’ “look and feel” and may also contain extra classes to change the “look and feel” from its’ default.</text:p>
      <text:p text:style-name="P33">The coffee file <text:span text:style-name="T22">contains</text:span> the code that defines the widgets <text:span text:style-name="T22">behaviour.</text:span></text:p>
      <text:h text:style-name="P51" text:outline-level="3">Misalert2</text:h>
      <text:p text:style-name="P30">This widget is based on one developed during the <text:span text:style-name="T13">D</text:span>ashing Tutorial:</text:p>
      <text:p text:style-name="P5"><text:a xlink:type="simple" xlink:href="https://github.com/Shopify/dashing/wiki/Dashing-Workshop" text:style-name="Internet_20_link" text:visited-style-name="Visited_20_Internet_20_Link">https://github.com/Shopify/dashing/wiki/Dashing-Workshop</text:a></text:p>
      <text:p text:style-name="P33">It displays a numeric value with a heading. <text:s/>By default the background colour of the widget is green this can be changed by calling a function to test an assertion. <text:s/>If the result of the test is ‘true’ then an extra class is applied to this instance of the widget; this class can be used to change the background colour.</text:p>
      <text:p text:style-name="P41">widgets/misalert2/misalert2.html</text:p>
      <text:p text:style-name="P7"><draw:frame text:anchor-type="paragraph" draw:z-index="0" draw:name="Shape1" draw:style-name="gr1" draw:text-style-name="P60" svg:width="16.855cm" svg:height="2.435cm" svg:x="0.086cm" svg:y="-0.099cm"><draw:text-box><text:p/><text:p><text:span text:style-name="T29">&lt;h4 data-bind="title"&gt;&lt;/h4&gt;</text:span></text:p><text:p><text:span text:style-name="T29">&lt;div data-bind="value"&gt;&lt;/div&gt;</text:span></text:p><text:p><text:span text:style-name="T5"/></text:p><text:p><text:span text:style-name="T29">&lt;p class="updated-at" data-bind="updatedAtMessage"&gt;&lt;/p&gt;</text:span></text:p></draw:text-box></draw:frame></text:p>
      <text:p text:style-name="P17"/>
      <text:p text:style-name="P17"/>
      <text:p text:style-name="P41">widgets/misalert2/misalert2.<text:span text:style-name="T14">coffee</text:span></text:p>
      <text:p text:style-name="P41"><draw:frame text:anchor-type="paragraph" draw:z-index="2" draw:name="Shape3" draw:style-name="gr3" draw:text-style-name="P60" svg:width="16.59cm" svg:height="7.379cm" svg:x="0.086cm" svg:y="0.268cm"><draw:text-box><text:p><text:span text:style-name="T29">class Dashing.Misalert2 extends Dashing.Widget</text:span></text:p><text:p><text:span text:style-name="T5"/></text:p><text:p><text:span text:style-name="T29"><text:s text:c="2"/></text:span><text:span text:style-name="T29">ready: -&gt;</text:span></text:p><text:p><text:span text:style-name="T29"><text:s text:c="4"/></text:span><text:span text:style-name="T29"># This is fired when the widget is done being rendered</text:span></text:p><text:p><text:span text:style-name="T5"/></text:p><text:p><text:span text:style-name="T29"><text:s text:c="2"/></text:span><text:span text:style-name="T29">onData: (data) -&gt;</text:span></text:p><text:p><text:span text:style-name="T29"><text:s text:c="4"/></text:span><text:span text:style-name="T29"># Handle incoming data</text:span></text:p><text:p><text:span text:style-name="T29"><text:s text:c="4"/></text:span><text:span text:style-name="T29"># You can access the html node of this widget with </text:span><text:span text:style-name="T29"><text:a xlink:href="mailto:%60@node" xlink:type="simple">`@node</text:a></text:span><text:span text:style-name="T29">`</text:span></text:p><text:p><text:span text:style-name="T29"><text:s text:c="4"/></text:span><text:span text:style-name="T29"># The following line will 'blink' the widget when new data is received</text:span></text:p><text:p><text:span text:style-name="T29"><text:s text:c="4"/></text:span><text:span text:style-name="T29">$(@node).fadeOut().fadeIn()</text:span></text:p><text:p><text:span text:style-name="T5"/></text:p><text:p><text:span text:style-name="T29"><text:s text:c="2"/></text:span><text:span text:style-name="T29">@accessor 'isTooHigh', -&gt;</text:span></text:p><text:p><text:span text:style-name="T29"><text:s text:c="4"/></text:span><text:span text:style-name="T29">@get('value') &gt; 300</text:span></text:p><text:p><text:span text:style-name="T5"/></text:p><text:p><text:span text:style-name="T29"><text:s text:c="2"/></text:span><text:span text:style-name="T29">@accessor 'isNotZero', -&gt;</text:span></text:p><text:p><text:span text:style-name="T29"><text:s text:c="4"/></text:span><text:span text:style-name="T29">@get('value') &gt; 0</text:span></text:p><text:p><text:span text:style-name="T29"/></text:p></draw:text-box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><text:soft-page-break/>widgets/misalert2/misalert2.<text:span text:style-name="T14">scss</text:span></text:p>
      <text:p text:style-name="P41"/>
      <text:p text:style-name="P41"><draw:frame text:anchor-type="paragraph" draw:z-index="1" draw:name="Shape2" draw:style-name="gr2" draw:text-style-name="P61" svg:width="17.728cm" svg:height="19.434cm" svg:x="0.272cm" svg:y="-0.314cm"><draw:text-box><text:p><text:span text:style-name="T29"/></text:p><text:p><text:span text:style-name="T29">h4 {</text:span></text:p><text:p><text:span text:style-name="T29"><text:s text:c="2"/></text:span><text:span text:style-name="T29">color: #fff;</text:span></text:p><text:p><text:span text:style-name="T29"><text:s text:c="2"/></text:span><text:span text:style-name="T29">font-size: 18px;</text:span></text:p><text:p><text:span text:style-name="T29"><text:s text:c="2"/></text:span><text:span text:style-name="T29">font-weight: 600;</text:span></text:p><text:p><text:span text:style-name="T29">}</text:span></text:p><text:p><text:span text:style-name="T5"/></text:p><text:p><text:span text:style-name="T29">.widget-misalert2 {</text:span></text:p><text:p><text:span text:style-name="T29"><text:s text:c="2"/></text:span><text:span text:style-name="T29">background: #0f9;</text:span></text:p><text:p><text:span text:style-name="T29"><text:s text:c="2"/></text:span><text:span text:style-name="T29">font-size: 32px;</text:span></text:p><text:p><text:span text:style-name="T29"><text:s text:c="2"/></text:span><text:span text:style-name="T29">font-weight: bold;</text:span></text:p><text:p><text:span text:style-name="T5"/></text:p><text:p><text:span text:style-name="T29"><text:s text:c="2"/></text:span><text:span text:style-name="T29">.updated-at {</text:span></text:p><text:p><text:span text:style-name="T29"><text:s text:c="4"/></text:span><text:span text:style-name="T29">color: rgba(0, 0, 0, 0.3);</text:span></text:p><text:p><text:span text:style-name="T29"><text:s text:c="4"/></text:span><text:span text:style-name="T29">font-size: 8px;</text:span></text:p><text:p><text:span text:style-name="T29"><text:s text:c="2"/></text:span><text:span text:style-name="T29">}</text:span></text:p><text:p><text:span text:style-name="T29">}</text:span></text:p><text:p><text:span text:style-name="T5"/></text:p><text:p><text:span text:style-name="T29">.danger {</text:span></text:p><text:p><text:span text:style-name="T29"><text:s text:c="2"/></text:span><text:span text:style-name="T29">background: red;</text:span></text:p><text:p><text:span text:style-name="T29">}</text:span></text:p><text:p><text:span text:style-name="T5"/></text:p><text:p><text:span text:style-name="T29">.pending {</text:span></text:p><text:p><text:span text:style-name="T29"><text:s text:c="2"/></text:span><text:span text:style-name="T29">background: #f00;</text:span></text:p><text:p><text:span text:style-name="T29">}</text:span></text:p><text:p><text:span text:style-name="T5"/></text:p><text:p><text:span text:style-name="T29">.stopped {</text:span></text:p><text:p><text:span text:style-name="T29"><text:s text:c="2"/></text:span><text:span text:style-name="T29">background: #f00;</text:span></text:p><text:p><text:span text:style-name="T29">}</text:span></text:p><text:p><text:span text:style-name="T5"/></text:p><text:p><text:span text:style-name="T29">.loggedin {</text:span></text:p><text:p><text:span text:style-name="T29"><text:s text:c="2"/></text:span><text:span text:style-name="T29">background: #1aff1a;</text:span></text:p><text:p><text:span text:style-name="T29">}</text:span></text:p><text:p><text:span text:style-name="T5"/></text:p><text:p><text:span text:style-name="T29">.downloading {</text:span></text:p><text:p><text:span text:style-name="T29"><text:s text:c="2"/></text:span><text:span text:style-name="T29">background: orange;</text:span></text:p><text:p><text:span text:style-name="T29">}</text:span></text:p><text:p><text:span text:style-name="T5"/></text:p><text:p><text:span text:style-name="T29">.outofdate {</text:span></text:p><text:p><text:span text:style-name="T29"><text:s text:c="2"/></text:span><text:span text:style-name="T29">background: #c9f;</text:span></text:p><text:p><text:span text:style-name="T29">}</text:span></text:p><text:p><text:span text:style-name="T5"/></text:p><text:p><text:span text:style-name="T29">p.updated-at-small {</text:span></text:p><text:p><text:span text:style-name="T29"><text:s text:c="2"/></text:span><text:span text:style-name="T29">font-size: 8px;</text:span></text:p><text:p><text:span text:style-name="T29">}</text:span></text:p></draw:text-box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Text_20_body">When the ‘misalert2’ widget is used in the main dashboard file <text:span text:style-name="T15">the following HTML is required:</text:span></text:p>
      <text:p text:style-name="Text_20_body"><draw:frame text:anchor-type="paragraph" draw:z-index="3" draw:name="Shape4" draw:style-name="gr4" draw:text-style-name="P61" svg:width="17.622cm" svg:height="2.521cm" svg:x="0.219cm" svg:y="0.069cm"><draw:text-box><text:p><text:span text:style-name="T29"/></text:p><text:p><text:span text:style-name="T29">&lt;li data-row="3" data-col="3" data-sizex="2" data-sizey="2"&gt;</text:span></text:p><text:p><text:span text:style-name="T29"><text:s text:c="2"/></text:span><text:span text:style-name="T29">&lt;div data-id="mis01_users_pending" data-view="Misalert2"</text:span></text:p><text:p><text:span text:style-name="T29"><text:s text:c="7"/></text:span><text:span text:style-name="T29">data-title="Pending" data-addclass-pending="isNotZero"&gt;&lt;/div&gt;</text:span></text:p><text:p><text:span text:style-name="T29">&lt;/li&gt;</text:span></text:p><text:p><text:span text:style-name="T29"/></text:p></draw:text-box></draw:frame></text:p>
      <text:p text:style-name="Text_20_body"/>
      <text:p text:style-name="Text_20_body"/>
      <text:p text:style-name="P49"><text:soft-page-break/><text:span text:style-name="T15">In this example an ‘Misalert2’ widget is being used to display a widget with a title of “Pending”. <text:s/>The class “pending”, from ‘</text:span><text:span text:style-name="T6">misalert2.scss</text:span><text:span text:style-name="T15">’ will be added to the widget if the function (accessor in ‘</text:span><text:span text:style-name="T6">misalert2.coffee</text:span><text:span text:style-name="T15">’) ‘</text:span><text:span text:style-name="T24">isNotZero()</text:span><text:span text:style-name="T15">’ returns true. <text:s/>We have given the widget a unique ‘</text:span><text:span text:style-name="T24">id</text:span><text:span text:style-name="T15">’ of “</text:span> <text:span text:style-name="T25">mis01_users_pending</text:span><text:span text:style-name="T15">” and the jobs (see below) can use this ‘</text:span><text:span text:style-name="T24">id</text:span><text:span text:style-name="T15">’ to send data to this particular widget.</text:span></text:p>
      <text:h text:style-name="P51" text:outline-level="3">Mis<text:span text:style-name="T15">meter</text:span></text:h>
      <text:p text:style-name="P31">This widget is based on <text:span text:style-name="T15">the ‘meter’ widget supplied with Smashing.</text:span></text:p>
      <text:p text:style-name="P34">It displays a numeric value <text:span text:style-name="T15">with a gauge, filled to show how close the value is to a defined maximum. <text:s/>It also displays a title and additional text as ‘</text:span><text:span text:style-name="T6">moreinfo</text:span><text:span text:style-name="T15">’.</text:span> <text:s/>By default the background colour of the widget is green. <text:s/><text:span text:style-name="T16">Two thresholds are defined when the widget is used ‘</text:span><text:span text:style-name="T7">threshold1</text:span><text:span text:style-name="T16">’ and ‘</text:span><text:span text:style-name="T7">threshold2</text:span><text:span text:style-name="T16">’. <text:s/>If the value is below ‘</text:span><text:span text:style-name="T7">threshold1</text:span><text:span text:style-name="T16">’ the default background id used, if the value is above ‘</text:span><text:span text:style-name="T7">threshold1</text:span><text:span text:style-name="T16">’ but below ‘</text:span><text:span text:style-name="T7">threshold2</text:span><text:span text:style-name="T16">’ the background is changed to orange and if the value is above ‘</text:span><text:span text:style-name="T7">threshold2</text:span><text:span text:style-name="T16">’ the background is changed to red.</text:span></text:p>
      <text:p text:style-name="P59">widgets/mis<text:span text:style-name="T27">meter</text:span>/mis<text:span text:style-name="T27">meter</text:span>.html</text:p>
      <text:p text:style-name="P42"><draw:frame text:anchor-type="paragraph" draw:z-index="4" draw:name="Shape5" draw:style-name="gr5" draw:text-style-name="P60" svg:width="17.026cm" svg:height="6.614cm" svg:x="-0.072cm" svg:y="-0.058cm"><draw:text-box><text:p/><text:p><text:span text:style-name="T29">&lt;h4 class="title" data-bind="title"&gt;&lt;/h4&gt;</text:span></text:p><text:p><text:span text:style-name="T5"/></text:p><text:p><text:span text:style-name="T29">&lt;input class="meter" data-angleOffset=-125 data-angleArc=250 </text:span></text:p><text:p><text:span text:style-name="T29"><text:s text:c="2"/></text:span><text:span text:style-name="T29">data-bind-data-height="height | default 200" </text:span></text:p><text:p><text:span text:style-name="T29"><text:s text:c="2"/></text:span><text:span text:style-name="T29">data-bind-data-width="width | default 200" </text:span></text:p><text:p><text:span text:style-name="T29"><text:s text:c="2"/></text:span><text:span text:style-name="T29">data-readOnly=true </text:span></text:p><text:p><text:span text:style-name="T29"><text:s text:c="2"/></text:span><text:span text:style-name="T29">data-bind-value="value | shortenedNumber | prepend prefix | append suffix" </text:span></text:p><text:p><text:span text:style-name="T29"><text:s text:c="2"/></text:span><text:span text:style-name="T29">data-bind-data-min="min" </text:span></text:p><text:p><text:span text:style-name="T29"><text:s text:c="2"/></text:span><text:span text:style-name="T29">data-bind-data-max="max"&gt;</text:span></text:p><text:p><text:span text:style-name="T5"/></text:p><text:p><text:span text:style-name="T29">&lt;p class="more-info" data-bind="moreinfo"&gt;&lt;/p&gt;</text:span></text:p><text:p><text:span text:style-name="T5"/></text:p><text:p><text:span text:style-name="T29">&lt;p class="updated-at" data-bind="updatedAtMessage"&gt;&lt;/p&gt;</text:span></text:p><text:p/></draw:text-box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><text:soft-page-break/></text:p>
      <text:p text:style-name="P59">widgets/mis<text:span text:style-name="T27">meter</text:span>/mis<text:span text:style-name="T27">meter</text:span>.<text:span text:style-name="T17">scss</text:span></text:p>
      <text:p text:style-name="P43"><draw:frame text:anchor-type="paragraph" draw:z-index="5" draw:name="Shape6" draw:style-name="gr6" draw:text-style-name="P61" svg:width="16.326cm" svg:height="22.552cm" svg:x="-0.152cm" svg:y="0.116cm"><draw:text-box><text:p><text:span text:style-name="T29">// ----------------------------------------------------------------------</text:span></text:p><text:p><text:span text:style-name="T29">// Sass declarations</text:span></text:p><text:p><text:span text:style-name="T29">//-----------------------------------------------------------------------</text:span></text:p><text:p><text:span text:style-name="T29">$background-color-default: <text:s/>#0f9; <text:s/>// green</text:span></text:p><text:p><text:span text:style-name="T29">$background-color-good: <text:s/>#0f9; <text:s text:c="4"/>// green</text:span></text:p><text:p><text:span text:style-name="T29">$background-color-middle: #ffa500; // orange</text:span></text:p><text:p><text:span text:style-name="T29">$background-color-bad: <text:s/>#f00; <text:s text:c="5"/>// red</text:span></text:p><text:p><text:span text:style-name="T5"/></text:p><text:p><text:span text:style-name="T29">$title-color: <text:s text:c="6"/>rgba(255, 255, 255, 1);</text:span></text:p><text:p><text:span text:style-name="T29">$moreinfo-color: <text:s text:c="3"/>rgba(255, 255, 255, 1);</text:span></text:p><text:p><text:span text:style-name="T5"/></text:p><text:p><text:span text:style-name="T29">$meter-background: <text:s/>rgba(0, 0, 0, .3);</text:span></text:p><text:p><text:span text:style-name="T5"/></text:p><text:p><text:span text:style-name="T29">//-----------------------------------------------------------------------</text:span></text:p><text:p><text:span text:style-name="T29">// Widget-meter2 styles</text:span></text:p><text:p><text:span text:style-name="T29">//-----------------------------------------------------------------------</text:span></text:p><text:p><text:span text:style-name="T29">.widget-mismeter {</text:span></text:p><text:p><text:span text:style-name="T5"/></text:p><text:p><text:span text:style-name="T29"><text:s text:c="2"/></text:span><text:span text:style-name="T29">background-color: $background-color-default;</text:span></text:p><text:p><text:span text:style-name="T5"/></text:p><text:p><text:span text:style-name="T29"><text:s text:c="2"/></text:span><text:span text:style-name="T29">input.meter {</text:span></text:p><text:p><text:span text:style-name="T29"><text:s text:c="4"/></text:span><text:span text:style-name="T29">background-color: $meter-background;</text:span></text:p><text:p><text:span text:style-name="T29"><text:s text:c="4"/></text:span><text:span text:style-name="T29">color: #fff;</text:span></text:p><text:p><text:span text:style-name="T29"><text:s text:c="4"/></text:span><text:span text:style-name="T29">font-size: 20px !important;</text:span></text:p><text:p><text:span text:style-name="T29"><text:s text:c="2"/></text:span><text:span text:style-name="T29">}</text:span></text:p><text:p><text:span text:style-name="T5"/></text:p><text:p><text:span text:style-name="T29"><text:s text:c="2"/></text:span><text:span text:style-name="T29">.title {</text:span></text:p><text:p><text:span text:style-name="T29"><text:s text:c="4"/></text:span><text:span text:style-name="T29">color: $title-color;</text:span></text:p><text:p><text:span text:style-name="T29"><text:s text:c="2"/></text:span><text:span text:style-name="T29">}</text:span></text:p><text:p><text:span text:style-name="T5"/></text:p><text:p><text:span text:style-name="T29"><text:s text:c="2"/></text:span><text:span text:style-name="T29">.more-info {</text:span></text:p><text:p><text:span text:style-name="T29"><text:s text:c="4"/></text:span><text:span text:style-name="T29">color: $moreinfo-color;</text:span></text:p><text:p><text:span text:style-name="T29"><text:s text:c="2"/></text:span><text:span text:style-name="T29">}</text:span></text:p><text:p><text:span text:style-name="T5"/></text:p><text:p><text:span text:style-name="T29"><text:s text:c="2"/></text:span><text:span text:style-name="T29">.updated-at {</text:span></text:p><text:p><text:span text:style-name="T29"><text:s text:c="4"/></text:span><text:span text:style-name="T29">color: rgba(0, 0, 0, .3);</text:span></text:p><text:p><text:span text:style-name="T29"><text:s text:c="4"/></text:span><text:span text:style-name="T29">font-size: 12px;</text:span></text:p><text:p><text:span text:style-name="T29"><text:s text:c="2"/></text:span><text:span text:style-name="T29">}</text:span></text:p><text:p><text:span text:style-name="T5"/></text:p><text:p><text:span text:style-name="T29"><text:s text:c="2"/></text:span><text:span text:style-name="T29">&amp;.bad {</text:span></text:p><text:p><text:span text:style-name="T29"><text:s text:c="4"/></text:span><text:span text:style-name="T29">background-color: $background-color-bad;</text:span></text:p><text:p><text:span text:style-name="T29"><text:s text:c="2"/></text:span><text:span text:style-name="T29">}</text:span></text:p><text:p><text:span text:style-name="T5"/></text:p><text:p><text:span text:style-name="T29"><text:s text:c="2"/></text:span><text:span text:style-name="T29">&amp;.middle {</text:span></text:p><text:p><text:span text:style-name="T29"><text:s text:c="4"/></text:span><text:span text:style-name="T29">background-color: $background-color-middle;</text:span></text:p><text:p><text:span text:style-name="T29"><text:s text:c="2"/></text:span><text:span text:style-name="T29">}</text:span></text:p><text:p><text:span text:style-name="T5"/></text:p><text:p><text:span text:style-name="T29"><text:s text:c="2"/></text:span><text:span text:style-name="T29">&amp;.good {</text:span></text:p><text:p><text:span text:style-name="T29"><text:s text:c="4"/></text:span><text:span text:style-name="T29">background-color: $background-color-good;</text:span></text:p><text:p><text:span text:style-name="T29"><text:s text:c="2"/></text:span><text:span text:style-name="T29">}</text:span></text:p><text:p><text:span text:style-name="T29">}</text:span></text:p><text:p><text:span text:style-name="T5"/></text:p></draw:text-box></draw:frame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><text:soft-page-break/></text:p>
      <text:p text:style-name="P59">widgets/mis<text:span text:style-name="T27">meter</text:span>/mis<text:span text:style-name="T27">meter</text:span>.<text:span text:style-name="T17">scss</text:span></text:p>
      <text:p text:style-name="P43"><draw:frame text:anchor-type="paragraph" draw:z-index="6" draw:name="Shape7" draw:style-name="gr7" draw:text-style-name="P61" svg:width="16.961cm" svg:height="17.574cm" svg:x="-0.099cm" svg:y="0.025cm"><draw:text-box><text:p><text:span text:style-name="T29">class Dashing.Mismeter extends Dashing.Widget</text:span></text:p><text:p><text:span text:style-name="T5"/></text:p><text:p><text:span text:style-name="T29"><text:s text:c="2"/></text:span><text:span text:style-name="T29">@accessor 'value', Dashing.AnimatedValue</text:span></text:p><text:p><text:span text:style-name="T5"/></text:p><text:p><text:span text:style-name="T29"><text:s text:c="2"/></text:span><text:span text:style-name="T29">constructor: -&gt;</text:span></text:p><text:p><text:span text:style-name="T29"><text:s text:c="4"/></text:span><text:span text:style-name="T29">super</text:span></text:p><text:p><text:span text:style-name="T29"><text:s text:c="4"/></text:span><text:span text:style-name="T29">@observe 'value', (value) -&gt;</text:span></text:p><text:p><text:span text:style-name="T29"><text:s text:c="6"/></text:span><text:span text:style-name="T29">$(@node).find(".meter").val(value).trigger('change')</text:span></text:p><text:p><text:span text:style-name="T5"/></text:p><text:p><text:span text:style-name="T29"><text:s text:c="2"/></text:span><text:span text:style-name="T29">ready: -&gt;</text:span></text:p><text:p><text:span text:style-name="T29"><text:s text:c="4"/></text:span><text:span text:style-name="T29">meter = $(@node).find(".meter")</text:span></text:p><text:p><text:span text:style-name="T29"><text:s text:c="4"/></text:span><text:span text:style-name="T29">meter.attr("data-bgcolor", meter.css("background-color"))</text:span></text:p><text:p><text:span text:style-name="T29"><text:s text:c="4"/></text:span><text:span text:style-name="T29">meter.attr("data-fgcolor", meter.css("color"))</text:span></text:p><text:p><text:span text:style-name="T29"><text:s text:c="4"/></text:span><text:span text:style-name="T29">meter.knob()</text:span></text:p><text:p><text:span text:style-name="T29"><text:s text:c="4"/></text:span><text:span text:style-name="T29">@onData(this)</text:span></text:p><text:p><text:span text:style-name="T5"/></text:p><text:p><text:span text:style-name="T29"><text:s text:c="2"/></text:span><text:span text:style-name="T29">onData: (data) -&gt;</text:span></text:p><text:p><text:span text:style-name="T29"><text:s text:c="4"/></text:span><text:span text:style-name="T29"># console.log data.value + ' ' + @get('threshold1') + ' ' + @get('threshold2')</text:span></text:p><text:p><text:span text:style-name="T5"/></text:p><text:p><text:span text:style-name="T29"><text:s text:c="4"/></text:span><text:span text:style-name="T29">if not data.value?</text:span></text:p><text:p><text:span text:style-name="T29"><text:s text:c="6"/></text:span><text:span text:style-name="T29">console.log "Remove all"</text:span></text:p><text:p><text:span text:style-name="T29"><text:s text:c="6"/></text:span><text:span text:style-name="T29">$(@node).removeClass('good')</text:span></text:p><text:p><text:span text:style-name="T29"><text:s text:c="6"/></text:span><text:span text:style-name="T29">$(@node).removeClass('bad')</text:span></text:p><text:p><text:span text:style-name="T29"><text:s text:c="4"/></text:span><text:span text:style-name="T29">else if data.value &gt; @get('threshold2')</text:span></text:p><text:p><text:span text:style-name="T29"><text:s text:c="6"/></text:span><text:span text:style-name="T29">console.log "Add bad"</text:span></text:p><text:p><text:span text:style-name="T29"><text:s text:c="6"/></text:span><text:span text:style-name="T29">$(@node).addClass('bad')</text:span></text:p><text:p><text:span text:style-name="T29"><text:s text:c="6"/></text:span><text:span text:style-name="T29">$(@node).removeClass('good')</text:span></text:p><text:p><text:span text:style-name="T29"><text:s text:c="6"/></text:span><text:span text:style-name="T29">$(@node).removeClass('middle')</text:span></text:p><text:p><text:span text:style-name="T29"><text:s text:c="4"/></text:span><text:span text:style-name="T29">else if (data.value &gt; @get('threshold1')) &amp;&amp; (data.value &lt; @get('threshold2'))</text:span></text:p><text:p><text:span text:style-name="T29"><text:s text:c="6"/></text:span><text:span text:style-name="T29">console.log "Add middle"</text:span></text:p><text:p><text:span text:style-name="T29"><text:s text:c="6"/></text:span><text:span text:style-name="T29">$(@node).addClass('middle')</text:span></text:p><text:p><text:span text:style-name="T29"><text:s text:c="6"/></text:span><text:span text:style-name="T29">$(@node).removeClass('bad')</text:span></text:p><text:p><text:span text:style-name="T29"><text:s text:c="6"/></text:span><text:span text:style-name="T29">$(@node).removeClass('good')</text:span></text:p><text:p><text:span text:style-name="T29"><text:s text:c="4"/></text:span><text:span text:style-name="T29">else</text:span></text:p><text:p><text:span text:style-name="T29"><text:s text:c="6"/></text:span><text:span text:style-name="T29">console.log "Add good"</text:span></text:p><text:p><text:span text:style-name="T29"><text:s text:c="6"/></text:span><text:span text:style-name="T29">$(@node).addClass('good')</text:span></text:p><text:p><text:span text:style-name="T29"><text:s text:c="6"/></text:span><text:span text:style-name="T29">$(@node).removeClass('bad')</text:span></text:p><text:p><text:span text:style-name="T29"><text:s text:c="6"/></text:span><text:span text:style-name="T29">$(@node).removeClass('middle')</text:span></text:p><text:p><text:span text:style-name="T5"/></text:p></draw:text-box></draw:frame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35">When the ‘mis<text:span text:style-name="T27">meter</text:span>’ widget is used in the main dashboard file <text:span text:style-name="T15">the following HTML is required:</text:span></text:p>
      <text:p text:style-name="P35"><draw:frame text:anchor-type="paragraph" draw:z-index="7" draw:name="Shape8" draw:style-name="gr8" draw:text-style-name="P61" svg:width="16.67cm" svg:height="4.869cm" svg:x="0.113cm" svg:y="0.224cm"><draw:text-box><text:p><text:span text:style-name="T29">&lt;li data-row="6" data-col="7" data-sizex="4" data-sizey="4"&gt;</text:span></text:p><text:p><text:span text:style-name="T29"><text:s text:c="3"/></text:span><text:span text:style-name="T29">&lt;div data-id="mis01_dkrhost01_loadavg_1min" </text:span></text:p><text:p><text:span text:style-name="T29"><text:s text:c="8"/></text:span><text:span text:style-name="T29">data-view="Mismeter" </text:span></text:p><text:p><text:span text:style-name="T29"><text:s text:c="8"/></text:span><text:span text:style-name="T29">data-title="Load Average" </text:span></text:p><text:p><text:span text:style-name="T29"><text:s text:c="8"/></text:span><text:span text:style-name="T29">data-threshold1="0.4" </text:span></text:p><text:p><text:span text:style-name="T29"><text:s text:c="8"/></text:span><text:span text:style-name="T29">data-threshold2="0.7" </text:span></text:p><text:p><text:span text:style-name="T29"><text:s text:c="8"/></text:span><text:span text:style-name="T29">data-moreinfo="1 min" </text:span></text:p><text:p><text:span text:style-name="T29"><text:s text:c="8"/></text:span><text:span text:style-name="T29">data-height="180" data-width="162" </text:span></text:p><text:p><text:span text:style-name="T29"><text:s text:c="8"/></text:span><text:span text:style-name="T29">data-min="0" data-max="10" data-suffix="%"&gt;&lt;/div&gt;</text:span></text:p><text:p><text:span text:style-name="T29">&lt;/li&gt;</text:span></text:p></draw:text-box></draw:frame></text:p>
      <text:p text:style-name="P35"/>
      <text:p text:style-name="P35"/>
      <text:p text:style-name="P35"/>
      <text:p text:style-name="P35"/>
      <text:p text:style-name="P35"><text:soft-page-break/></text:p>
      <text:h text:style-name="P53" text:outline-level="3">Mis<text:span text:style-name="T18">text</text:span></text:h>
      <text:p text:style-name="P32">This widget is based on <text:span text:style-name="T15">the ‘misalert2’ widget but does not display a value; it simply displays a value and is used to put Titles on the dashboard.</text:span></text:p>
      <text:p text:style-name="P59">widgets/mis<text:span text:style-name="T27">text</text:span>/mis<text:span text:style-name="T27">text</text:span>.html</text:p>
      <text:p text:style-name="P44"><draw:frame text:anchor-type="paragraph" draw:z-index="8" draw:name="Shape9" draw:style-name="gr9" draw:text-style-name="P60" svg:width="16.511cm" svg:height="1.428cm" svg:x="-0.019cm" svg:y="0.171cm"><draw:text-box><text:p><text:span text:style-name="T5"/></text:p><text:p><text:span text:style-name="T29">&lt;h4 class="title" data-bind="title"&gt;&lt;/h4&gt;</text:span></text:p><text:p/></draw:text-box></draw:frame></text:p>
      <text:p text:style-name="P44"/>
      <text:p text:style-name="P44"/>
      <text:p text:style-name="P59">widgets/mis<text:span text:style-name="T27">text</text:span>/mis<text:span text:style-name="T27">text</text:span>.<text:span text:style-name="T18">scss</text:span></text:p>
      <text:p text:style-name="P44"><draw:frame text:anchor-type="paragraph" draw:z-index="9" draw:name="Shape10" draw:style-name="gr10" draw:text-style-name="P60" svg:width="16.431cm" svg:height="2.229cm" svg:x="0.007cm" svg:y="0.522cm"><draw:text-box><text:p/><text:p><text:span text:style-name="T29">.widget-mistext {</text:span></text:p><text:p><text:span text:style-name="T29"><text:s text:c="2"/></text:span><text:span text:style-name="T29">background: #3498db;</text:span></text:p><text:p><text:span text:style-name="T29">}</text:span></text:p><text:p><text:span text:style-name="T5"/></text:p></draw:text-box></draw:frame></text:p>
      <text:p text:style-name="P44"/>
      <text:p text:style-name="P44"/>
      <text:p text:style-name="P44"/>
      <text:p text:style-name="P59">widgets/mis<text:span text:style-name="T27">text</text:span>/mis<text:span text:style-name="T27">text</text:span>.<text:span text:style-name="T18">scss</text:span></text:p>
      <text:p text:style-name="P44"><draw:frame text:anchor-type="paragraph" draw:z-index="10" draw:name="Shape11" draw:style-name="gr11" draw:text-style-name="P61" svg:width="16.273cm" svg:height="4.684cm" svg:x="0.139cm" svg:y="0.61cm"><draw:text-box><text:p><text:span text:style-name="T29">class Dashing.Mistext extends Dashing.Widget</text:span></text:p><text:p><text:span text:style-name="T5"/></text:p><text:p><text:span text:style-name="T29"><text:s text:c="2"/></text:span><text:span text:style-name="T29">ready: -&gt;</text:span></text:p><text:p><text:span text:style-name="T29"><text:s text:c="4"/></text:span><text:span text:style-name="T29"># This is fired when the widget is done being rendered</text:span></text:p><text:p><text:span text:style-name="T5"/></text:p><text:p><text:span text:style-name="T29"><text:s text:c="2"/></text:span><text:span text:style-name="T29">onData: (data) -&gt;</text:span></text:p><text:p><text:span text:style-name="T29"><text:s text:c="4"/></text:span><text:span text:style-name="T29"># Handle incoming data</text:span></text:p><text:p><text:span text:style-name="T29"><text:s text:c="4"/></text:span><text:span text:style-name="T29"># You can access the html node of this widget with `@node`</text:span></text:p><text:p><text:span text:style-name="T29"><text:s text:c="4"/></text:span><text:span text:style-name="T29"># Example: $(@node).fadeOut().fadeIn() will make the node flash each time data comes in.</text:span></text:p></draw:text-box></draw:frame></text:p>
      <text:p text:style-name="P44"/>
      <text:p text:style-name="P44"/>
      <text:p text:style-name="P44"/>
      <text:p text:style-name="P44"/>
      <text:p text:style-name="P44"/>
      <text:p text:style-name="P44"/>
      <text:p text:style-name="Text_20_body"/>
      <text:h text:style-name="P24" text:outline-level="2">Jobs</text:h>
      <text:p text:style-name="P18">Jobs are used by Smashing to send data to widgets. <text:s/>A job can get its’ data from any where and send it to any number of widgets, they are scheduled to run at regular intervals. <text:s/>In our case the data will come from the Monitoring service via HTTPS requests.</text:p>
      <text:h text:style-name="P51" text:outline-level="3">Fileservers Job</text:h>
      <text:p text:style-name="P18">This job makes an HTTPS request to the following URL:</text:p>
      <text:p text:style-name="Code">/monitor/mis/fileservers</text:p>
      <text:p text:style-name="P18">It expects to get back JSON of the following form:</text:p>
      <text:p text:style-name="Code">{ fileserver1: 0, fileserver2: 0}</text:p>
      <text:p text:style-name="P18"><draw:frame text:anchor-type="paragraph" draw:z-index="11" draw:name="Shape12" draw:style-name="gr12" draw:text-style-name="P61" svg:width="17.887cm" svg:height="16.869cm" svg:x="-0.007cm" svg:y="0.136cm"><draw:text-box><text:p><text:span text:style-name="T29"># <text:s/>Use this as http template</text:span></text:p><text:p><text:span text:style-name="T29"># <text:s text:c="8"/>https://gist.github.com/charlesrg/f8246808b73f872d631e41336d1b05b7</text:span></text:p><text:p><text:span text:style-name="T29"># <text:s/>Could use this as https template</text:span></text:p><text:p><text:span text:style-name="T29"># <text:s text:c="8"/>https://gist.github.com/pszypowicz/bc07528ed7ae79bf49aa</text:span></text:p><text:p><text:span text:style-name="T29"/></text:p><text:p><text:span text:style-name="T29">require 'net/https'</text:span></text:p><text:p><text:span text:style-name="T29">require 'json'</text:span></text:p><text:p><text:span text:style-name="T5"/></text:p><text:p><text:span text:style-name="T29">cert = File.read("./certs/aspire.crt")</text:span></text:p><text:p><text:span text:style-name="T29">key = File.read("./certs/aspire-nopw.key")</text:span></text:p><text:p><text:span text:style-name="T5"/></text:p><text:p><text:span text:style-name="T29">host = 'aspire.local'</text:span></text:p><text:p><text:span text:style-name="T29">port = '3010'</text:span></text:p><text:p><text:span text:style-name="T29">http = Net::HTTP.new(host, port)</text:span></text:p><text:p><text:span text:style-name="T29">http.use_ssl = true</text:span></text:p><text:p><text:span text:style-name="T29">http.cert = OpenSSL::X509::Certificate.new(cert)</text:span></text:p><text:p><text:span text:style-name="T29">http.key = OpenSSL::PKey::RSA.new(key)</text:span></text:p><text:p><text:span text:style-name="T29">http.ca_file = './certs/CA1.crt'</text:span></text:p><text:p><text:span text:style-name="T29">http.verify_mode = OpenSSL::SSL::VERIFY_NONE</text:span></text:p><text:p><text:span text:style-name="T5"/></text:p><text:p><text:span text:style-name="T29">terminals_uri = '/monitor/mis/fileservers'</text:span></text:p><text:p><text:span text:style-name="T5"/></text:p><text:p><text:span text:style-name="T29">data = { fileserver1: 0, fileserver2: 0}</text:span></text:p><text:p><text:span text:style-name="T5"/></text:p><text:p><text:span text:style-name="T29">SCHEDULER.every '5s', :first_in =&gt; 0 do |job|</text:span></text:p><text:p><text:span text:style-name="T29"/></text:p><text:p><text:span text:style-name="T29"><text:s text:c="2"/></text:span><text:span text:style-name="T29">dataprev = data</text:span></text:p><text:p><text:span text:style-name="T29"><text:s text:c="2"/></text:span><text:span text:style-name="T29">resp = http.get(terminals_uri)</text:span></text:p><text:p><text:span text:style-name="T29"><text:s text:c="2"/></text:span><text:span text:style-name="T29">next unless '200'.eql? resp.code</text:span></text:p><text:p><text:span text:style-name="T29"><text:s text:c="2"/></text:span><text:span text:style-name="T29">data = JSON.parse(resp.body)</text:span></text:p><text:p><text:span text:style-name="T5"/></text:p><text:p><text:span text:style-name="T29"><text:s text:c="2"/></text:span><text:span text:style-name="T29">if data["fileserver1"] != dataprev["fileserver1"]</text:span></text:p><text:p><text:span text:style-name="T29"><text:s text:c="4"/></text:span><text:span text:style-name="T29">send_event('mis01_fileserver_1', { value: data["fileserver1"]} )</text:span></text:p><text:p><text:span text:style-name="T29"><text:s text:c="2"/></text:span><text:span text:style-name="T29">end</text:span></text:p><text:p><text:span text:style-name="T29"><text:s text:c="2"/></text:span><text:span text:style-name="T29">if data["fileserver2"] != dataprev["fileserver2"]</text:span></text:p><text:p><text:span text:style-name="T29"><text:s text:c="4"/></text:span><text:span text:style-name="T29">send_event('mis01_fileserver_2', { value: data["fileserver2"]} )</text:span></text:p><text:p><text:span text:style-name="T29"><text:s text:c="2"/></text:span><text:span text:style-name="T29">end</text:span></text:p><text:p><text:span text:style-name="T29">end</text:span></text:p><text:p><text:span text:style-name="T5"/></text:p></draw:text-box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h text:style-name="P54" text:outline-level="3"><text:soft-page-break/><text:span text:style-name="T19">S</text:span>ervers Job</text:h>
      <text:p text:style-name="P18">This job makes an HTTPS request to the following URL:</text:p>
      <text:p text:style-name="P9">/monitor/mis/server</text:p>
      <text:p text:style-name="P18">It expects to get back JSON of the following form :</text:p>
      <text:p text:style-name="P45">[ {"name":"dkrhost01",</text:p>
      <text:p text:style-name="P45"><text:s text:c="3"/>"uptime":1,</text:p>
      <text:p text:style-name="P45"><text:s text:c="3"/>"cpuUsage":0.28,</text:p>
      <text:p text:style-name="P45"><text:s text:c="3"/>"containers": {"running":17,"stopped":1},</text:p>
      <text:p text:style-name="P45"><text:s text:c="3"/>"loadAverages":{"1min":0.38,"5min":0.08,"15min":0.57} }<text:line-break/>]</text:p>
      <text:p text:style-name="P36">Where the returned array contains an entry per server.</text:p>
      <text:p text:style-name="P36"><draw:frame text:anchor-type="paragraph" draw:z-index="12" draw:name="Shape13" draw:style-name="gr13" draw:text-style-name="P61" svg:width="17.172cm" svg:height="18.534cm" svg:x="-0.007cm" svg:y="-0.22cm"><draw:text-box><text:p><text:span text:style-name="T29">require 'net/https'</text:span></text:p><text:p><text:span text:style-name="T29">require 'json'</text:span></text:p><text:p><text:span text:style-name="T5"/></text:p><text:p><text:span text:style-name="T29">cert = File.read("./certs/aspire.crt")</text:span></text:p><text:p><text:span text:style-name="T29">key = File.read("./certs/aspire-nopw.key")</text:span></text:p><text:p><text:span text:style-name="T5"/></text:p><text:p><text:span text:style-name="T29">host = 'aspire.local'</text:span></text:p><text:p><text:span text:style-name="T29">port = '3010'</text:span></text:p><text:p><text:span text:style-name="T29">http = Net::HTTP.new(host, port)</text:span></text:p><text:p><text:span text:style-name="T29">http.use_ssl = true</text:span></text:p><text:p><text:span text:style-name="T29">http.cert = OpenSSL::X509::Certificate.new(cert)</text:span></text:p><text:p><text:span text:style-name="T29">http.key = OpenSSL::PKey::RSA.new(key)</text:span></text:p><text:p><text:span text:style-name="T29">http.ca_file = './certs/CA1.crt'</text:span></text:p><text:p><text:span text:style-name="T29">http.verify_mode = OpenSSL::SSL::VERIFY_NONE</text:span></text:p><text:p><text:span text:style-name="T5"/></text:p><text:p><text:span text:style-name="T29">server_uri = '/monitor/mis/server'</text:span></text:p><text:p><text:span text:style-name="T29"/></text:p><text:p><text:span text:style-name="T29">SCHEDULER.every '5s', :first_in =&gt; 0 do |job|</text:span></text:p><text:p><text:span text:style-name="T5"/></text:p><text:p><text:span text:style-name="T29"><text:s text:c="2"/></text:span><text:span text:style-name="T29">resp = http.get(server_uri)</text:span></text:p><text:p><text:span text:style-name="T29"><text:s text:c="2"/></text:span><text:span text:style-name="T29">next unless '200'.eql? resp.code</text:span></text:p><text:p><text:span text:style-name="T29"><text:s text:c="2"/></text:span><text:span text:style-name="T29">server_data = JSON.parse(resp.body)</text:span></text:p><text:p><text:span text:style-name="T29"><text:s text:c="2"/></text:span><text:span text:style-name="T29"># puts server_data.inspect</text:span></text:p><text:p><text:span text:style-name="T5"/></text:p><text:p><text:span text:style-name="T29"><text:s text:c="2"/></text:span><text:span text:style-name="T29">server_data.each { |server|</text:span></text:p><text:p><text:span text:style-name="T5"/></text:p><text:p><text:span text:style-name="T29"><text:s text:c="4"/></text:span><text:span text:style-name="T29">id_base = "mis01_" + server["name"]</text:span></text:p><text:p><text:span text:style-name="T5"/></text:p><text:p><text:span text:style-name="T29"><text:s text:c="4"/></text:span><text:span text:style-name="T29">send_event(id_base + '_running', { value: server["containers"]["running"]} )</text:span></text:p><text:p><text:span text:style-name="T29"><text:s text:c="4"/></text:span><text:span text:style-name="T29">send_event(id_base + '_stopped', { value: server["containers"]["stopped"]} )</text:span></text:p><text:p><text:span text:style-name="T29"><text:s text:c="4"/></text:span><text:span text:style-name="T29">send_event(id_base + '_uptime', { value: server["uptime"]} )</text:span></text:p><text:p><text:span text:style-name="T29"><text:s text:c="4"/></text:span><text:span text:style-name="T29">send_event(id_base + '_cpuusage', { value: server["cpuUsage"]} )</text:span></text:p><text:p><text:span text:style-name="T29"><text:s text:c="4"/></text:span><text:span text:style-name="T29">send_event(id_base + '_loadavg_1min', { value: server["loadAverages"]["1min"]} )</text:span></text:p><text:p><text:span text:style-name="T29"><text:s text:c="4"/></text:span><text:span text:style-name="T29">send_event(id_base + '_loadavg_5min', { value: server["loadAverages"]["5min"]} )</text:span></text:p><text:p><text:span text:style-name="T29"><text:s text:c="4"/></text:span><text:span text:style-name="T29">send_event(id_base + '_loadavg_15min', { value: server["loadAverages"]["15min"]} )</text:span></text:p><text:p><text:span text:style-name="T29"><text:s text:c="2"/></text:span><text:span text:style-name="T29">}</text:span></text:p><text:p><text:span text:style-name="T29">end</text:span></text:p><text:p><text:span text:style-name="T5"/></text:p></draw:text-box></draw:frame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h text:style-name="P55" text:outline-level="3"><text:soft-page-break/><text:span text:style-name="T19">Terminals</text:span> Job</text:h>
      <text:p text:style-name="P19">This job makes an HTTPS request to the following URL:</text:p>
      <text:p text:style-name="P10">/monitor/mis/<text:span text:style-name="T19">terminals</text:span></text:p>
      <text:p text:style-name="P19">It expects to get back JSON of the following form :</text:p>
      <text:p text:style-name="P45">{ provisioned: 0, active: 0, loggedIn: 0, outofdate: 0}</text:p>
      <text:p text:style-name="P36"><draw:frame text:anchor-type="paragraph" draw:z-index="13" draw:name="Shape14" draw:style-name="gr14" draw:text-style-name="P61" svg:width="16.934cm" svg:height="20.136cm" svg:x="0.125cm" svg:y="0.353cm"><draw:text-box><text:p><text:span text:style-name="T29">require 'net/https'</text:span></text:p><text:p><text:span text:style-name="T29">require 'json'</text:span></text:p><text:p><text:span text:style-name="T5"/></text:p><text:p><text:span text:style-name="T29">cert = File.read("./certs/aspire.crt")</text:span></text:p><text:p><text:span text:style-name="T29">key = File.read("./certs/aspire-nopw.key")</text:span></text:p><text:p><text:span text:style-name="T5"/></text:p><text:p><text:span text:style-name="T29">host = 'aspire.local'</text:span></text:p><text:p><text:span text:style-name="T29">port = '3010'</text:span></text:p><text:p><text:span text:style-name="T29">http = Net::HTTP.new(host, port)</text:span></text:p><text:p><text:span text:style-name="T29">http.use_ssl = true</text:span></text:p><text:p><text:span text:style-name="T29">http.cert = OpenSSL::X509::Certificate.new(cert)</text:span></text:p><text:p><text:span text:style-name="T29">http.key = OpenSSL::PKey::RSA.new(key)</text:span></text:p><text:p><text:span text:style-name="T29">http.ca_file = './certs/CA1.crt'</text:span></text:p><text:p><text:span text:style-name="T29">#Not secure is to leave it NONE, VERIFY_PEER is preffered.</text:span></text:p><text:p><text:span text:style-name="T29">http.verify_mode = OpenSSL::SSL::VERIFY_NONE</text:span></text:p><text:p><text:span text:style-name="T5"/></text:p><text:p><text:span text:style-name="T29">terminals_uri = '/monitor/mis/terminals'</text:span></text:p><text:p><text:span text:style-name="T5"/></text:p><text:p><text:span text:style-name="T29">data = { provisioned: 0, active: 0, loggedIn: 0, outofdate: 0}</text:span></text:p><text:p><text:span text:style-name="T5"/></text:p><text:p><text:span text:style-name="T29">SCHEDULER.every '5s', :first_in =&gt; 0 do |job|</text:span></text:p><text:p><text:span text:style-name="T5"/></text:p><text:p><text:span text:style-name="T29"><text:s text:c="2"/></text:span><text:span text:style-name="T29"># http = Net::HTTP.new('192.168.0.240', '3000')</text:span></text:p><text:p><text:span text:style-name="T29"><text:s text:c="2"/></text:span><text:span text:style-name="T29"># resp = http.request(Net::HTTP::Get.new("/monitor/mis/terminals"))</text:span></text:p><text:p><text:span text:style-name="T29"><text:s text:c="2"/></text:span><text:span text:style-name="T29"># next unless '200'.eql? resp.code</text:span></text:p><text:p><text:span text:style-name="T5"/></text:p><text:p><text:span text:style-name="T29"><text:s text:c="2"/></text:span><text:span text:style-name="T29">dataprev = data</text:span></text:p><text:p><text:span text:style-name="T29"><text:s text:c="2"/></text:span><text:span text:style-name="T29">resp = http.get(terminals_uri)</text:span></text:p><text:p><text:span text:style-name="T29"><text:s text:c="2"/></text:span><text:span text:style-name="T29">next unless '200'.eql? resp.code</text:span></text:p><text:p><text:span text:style-name="T29"><text:s text:c="2"/></text:span><text:span text:style-name="T29">data = JSON.parse(resp.body)</text:span></text:p><text:p><text:span text:style-name="T5"/></text:p><text:p><text:span text:style-name="T29"><text:s text:c="2"/></text:span><text:span text:style-name="T29">if data["provisioned"] != dataprev["provisioned"]</text:span></text:p><text:p><text:span text:style-name="T29"><text:s text:c="4"/></text:span><text:span text:style-name="T29">send_event('mis01_terminals_deployed', { value: data["provisioned"]} )</text:span></text:p><text:p><text:span text:style-name="T29"><text:s text:c="2"/></text:span><text:span text:style-name="T29">end</text:span></text:p><text:p><text:span text:style-name="T29"><text:s text:c="2"/></text:span><text:span text:style-name="T29">if data["active"] != dataprev["active"]</text:span></text:p><text:p><text:span text:style-name="T29"><text:s text:c="4"/></text:span><text:span text:style-name="T29">send_event('mis01_terminals_active', { value: data["active"]} )</text:span></text:p><text:p><text:span text:style-name="T29"><text:s text:c="2"/></text:span><text:span text:style-name="T29">end</text:span></text:p><text:p><text:span text:style-name="T29"><text:s text:c="2"/></text:span><text:span text:style-name="T29">if data["loggedIn"] != dataprev["loggedIn"]</text:span></text:p><text:p><text:span text:style-name="T29"><text:s text:c="4"/></text:span><text:span text:style-name="T29">send_event('mis01_terminals_loggedIn', { value: data["loggedIn"]} )</text:span></text:p><text:p><text:span text:style-name="T29"><text:s text:c="2"/></text:span><text:span text:style-name="T29">end</text:span></text:p><text:p><text:span text:style-name="T29"><text:s text:c="2"/></text:span><text:span text:style-name="T29">if data["outOfDate"] != dataprev["outOfDate"]</text:span></text:p><text:p><text:span text:style-name="T29"><text:s text:c="4"/></text:span><text:span text:style-name="T29">send_event('mis01_terminals_outofdate', { value: data["outOfDate"]} )</text:span></text:p><text:p><text:span text:style-name="T29"><text:s text:c="2"/></text:span><text:span text:style-name="T29">end</text:span></text:p><text:p><text:span text:style-name="T29">end</text:span></text:p><text:p><text:span text:style-name="T5"/></text:p></draw:text-box></draw:frame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h text:style-name="P55" text:outline-level="3"><text:soft-page-break/><text:span text:style-name="T19">Users</text:span> Job</text:h>
      <text:p text:style-name="P19">This job makes an HTTPS request to the following URL:</text:p>
      <text:p text:style-name="P10">/monitor/mis/<text:span text:style-name="T19">users</text:span></text:p>
      <text:p text:style-name="P19">It expects to get back JSON of the following form :</text:p>
      <text:p text:style-name="Code">{ registered: 0, pending: 0}</text:p>
      <text:p text:style-name="P36"/>
      <text:p text:style-name="P36"><draw:frame text:anchor-type="paragraph" draw:z-index="14" draw:name="Shape15" draw:style-name="gr15" draw:text-style-name="P61" svg:width="16.934cm" svg:height="16.823cm" svg:x="0.099cm" svg:y="0.016cm"><draw:text-box><text:p><text:span text:style-name="T29">require 'net/https'</text:span></text:p><text:p><text:span text:style-name="T29">require 'json'</text:span></text:p><text:p><text:span text:style-name="T5"/></text:p><text:p><text:span text:style-name="T29">cert = File.read("./certs/aspire.crt")</text:span></text:p><text:p><text:span text:style-name="T29">key = File.read("./certs/aspire-nopw.key")</text:span></text:p><text:p><text:span text:style-name="T5"/></text:p><text:p><text:span text:style-name="T29">host = 'aspire.local'</text:span></text:p><text:p><text:span text:style-name="T29">port = '3010'</text:span></text:p><text:p><text:span text:style-name="T29">http = Net::HTTP.new(host, port)</text:span></text:p><text:p><text:span text:style-name="T29">http.use_ssl = true</text:span></text:p><text:p><text:span text:style-name="T29">http.cert = OpenSSL::X509::Certificate.new(cert)</text:span></text:p><text:p><text:span text:style-name="T29">http.key = OpenSSL::PKey::RSA.new(key)</text:span></text:p><text:p><text:span text:style-name="T29">http.ca_file = './certs/CA1.crt'</text:span></text:p><text:p><text:span text:style-name="T29">#Not secure is to leave it NONE, VERIFY_PEER is preffered.</text:span></text:p><text:p><text:span text:style-name="T29">http.verify_mode = OpenSSL::SSL::VERIFY_NONE</text:span></text:p><text:p><text:span text:style-name="T5"/></text:p><text:p><text:span text:style-name="T29">terminals_uri = '/monitor/mis/users'</text:span></text:p><text:p><text:span text:style-name="T5"/></text:p><text:p><text:span text:style-name="T29">data = { registered: 0, pending: 0}</text:span></text:p><text:p><text:span text:style-name="T5"/></text:p><text:p><text:span text:style-name="T29">SCHEDULER.every '5s', :first_in =&gt; 0 do |job|</text:span></text:p><text:p><text:span text:style-name="T5"/></text:p><text:p><text:span text:style-name="T29"><text:s text:c="2"/></text:span><text:span text:style-name="T29"># http = Net::HTTP.new('192.168.0.240', '3000')</text:span></text:p><text:p><text:span text:style-name="T29"><text:s text:c="2"/></text:span><text:span text:style-name="T29"># resp = http.request(Net::HTTP::Get.new("/monitor/mis/users"))</text:span></text:p><text:p><text:span text:style-name="T29"><text:s text:c="2"/></text:span><text:span text:style-name="T29"># next unless '200'.eql? resp.code</text:span></text:p><text:p><text:span text:style-name="T5"/></text:p><text:p><text:span text:style-name="T29"><text:s text:c="2"/></text:span><text:span text:style-name="T29">dataprev = data</text:span></text:p><text:p><text:span text:style-name="T29"><text:s text:c="2"/></text:span><text:span text:style-name="T29">resp = http.get(terminals_uri)</text:span></text:p><text:p><text:span text:style-name="T29"><text:s text:c="2"/></text:span><text:span text:style-name="T29">next unless '200'.eql? resp.code</text:span></text:p><text:p><text:span text:style-name="T29"><text:s text:c="2"/></text:span><text:span text:style-name="T29">data = JSON.parse(resp.body)</text:span></text:p><text:p><text:span text:style-name="T5"/></text:p><text:p><text:span text:style-name="T29"><text:s text:c="2"/></text:span><text:span text:style-name="T29">if data["registered"] != dataprev["registered"]</text:span></text:p><text:p><text:span text:style-name="T29"><text:s text:c="4"/></text:span><text:span text:style-name="T29">send_event('mis01_users_registered', { value: data["registered"]} )</text:span></text:p><text:p><text:span text:style-name="T29"><text:s text:c="2"/></text:span><text:span text:style-name="T29">end</text:span></text:p><text:p><text:span text:style-name="T29"><text:s text:c="2"/></text:span><text:span text:style-name="T29">if data["pending"] != dataprev["pending"]</text:span></text:p><text:p><text:span text:style-name="T29"><text:s text:c="4"/></text:span><text:span text:style-name="T29">send_event('mis01_users_pending', { value: data["pending"]} )</text:span></text:p><text:p><text:span text:style-name="T29"><text:s text:c="2"/></text:span><text:span text:style-name="T29">end</text:span></text:p><text:p><text:span text:style-name="T29">end</text:span></text:p></draw:text-box></draw:frame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h text:style-name="P24" text:outline-level="2">The Layout</text:h>
      <text:p text:style-name="P37">Finally Smashing pulls all the components together in <text:s/>a dashboard file:</text:p>
      <text:p text:style-name="Code">mis01/dashboards/mis01.erb</text:p>
      <text:p text:style-name="P38">This file adds widgets to the grid and uses a series of data binds to provide the information needed by the widgets and jobs. <text:s/>Th<text:span text:style-name="T27">e</text:span> file is too large to reproduce in full here. <text:s/></text:p>
      <text:p text:style-name="P39">The top part of the dashboard</text:p>
      <text:p text:style-name="P37"><draw:frame text:anchor-type="paragraph" draw:z-index="15" draw:name="Shape16" draw:style-name="gr16" draw:text-style-name="P61" svg:width="18.495cm" svg:height="19.222cm" svg:x="-0.166cm" svg:y="0.011cm"><draw:text-box><text:p><text:span text:style-name="T30">&lt;div class="gridster"&gt;</text:span></text:p><text:p><text:span text:style-name="T30"><text:s text:c="2"/></text:span><text:span text:style-name="T30">&lt;ul&gt;</text:span></text:p><text:p><text:span text:style-name="T30"><text:s text:c="4"/></text:span><text:span text:style-name="T30">&lt;!-- <text:s/>Dashboard Title --&gt;</text:span></text:p><text:p><text:span text:style-name="T30"><text:s text:c="4"/></text:span><text:span text:style-name="T30">&lt;li data-row="1" data-col="1" data-sizex="18" data-sizey="1"&gt;</text:span></text:p><text:p><text:span text:style-name="T30"><text:s text:c="6"/></text:span><text:span text:style-name="T30">&lt;div data-id="text_dashboard_title" data-view="Mistext" data-title="System Dashboard"&gt;&lt;/div&gt;</text:span></text:p><text:p><text:span text:style-name="T30"><text:s text:c="4"/></text:span><text:span text:style-name="T30">&lt;/li&gt;</text:span></text:p><text:p><text:span text:style-name="T30"><text:s text:c="4"/></text:span><text:span text:style-name="T30">&lt;!-- <text:s/>Users --&gt;</text:span></text:p><text:p><text:span text:style-name="T30"><text:s text:c="4"/></text:span><text:span text:style-name="T30">&lt;li data-row="2" data-col="1" data-sizex="4" data-sizey="1"&gt;</text:span></text:p><text:p><text:span text:style-name="T30"><text:s text:c="6"/></text:span><text:span text:style-name="T30">&lt;div data-id="text_users" data-view="Mistext" data-title="Users"&gt;&lt;/div&gt;</text:span></text:p><text:p><text:span text:style-name="T30"><text:s text:c="4"/></text:span><text:span text:style-name="T30">&lt;/li&gt;</text:span></text:p><text:p><text:span text:style-name="T30"><text:s text:c="4"/></text:span><text:span text:style-name="T30">&lt;li data-row="3" data-col="1" data-sizex="2" data-sizey="2"&gt;</text:span></text:p><text:p><text:span text:style-name="T30"><text:s text:c="6"/></text:span><text:span text:style-name="T30">&lt;div data-id="mis01_users_registered" data-view="Misalert2" data-title="Registered"&gt;&lt;/div&gt;</text:span></text:p><text:p><text:span text:style-name="T30"><text:s text:c="4"/></text:span><text:span text:style-name="T30">&lt;/li&gt;</text:span></text:p><text:p><text:span text:style-name="T30"><text:s text:c="4"/></text:span><text:span text:style-name="T30">&lt;li data-row="3" data-col="3" data-sizex="2" data-sizey="2"&gt;</text:span></text:p><text:p><text:span text:style-name="T30"><text:s text:c="6"/></text:span><text:span text:style-name="T30">&lt;div data-id="mis01_users_pending" data-view="Misalert2" data-title="Pending" data-addclass-pending="isNotZero"&gt;&lt;/div&gt;</text:span></text:p><text:p><text:span text:style-name="T30"><text:s text:c="4"/></text:span><text:span text:style-name="T30">&lt;/li&gt;</text:span></text:p><text:p><text:span text:style-name="T30"><text:s text:c="4"/></text:span><text:span text:style-name="T30">&lt;!-- <text:s/>Spacer --&gt;</text:span></text:p><text:p><text:span text:style-name="T30"><text:s text:c="4"/></text:span><text:span text:style-name="T30">&lt;li data-row="2" data-col="5" data-sizex="1" data-sizey="3"&gt;</text:span></text:p><text:p><text:span text:style-name="T30"><text:s text:c="6"/></text:span><text:span text:style-name="T30">&lt;div data-id="spacer1" data-view="Mistext"&gt;&lt;/div&gt;</text:span></text:p><text:p><text:span text:style-name="T30"><text:s text:c="4"/></text:span><text:span text:style-name="T30">&lt;/li&gt;</text:span></text:p><text:p><text:span text:style-name="T30"><text:s text:c="4"/></text:span><text:span text:style-name="T30">&lt;!-- <text:s/>Terminals --&gt;</text:span></text:p><text:p><text:span text:style-name="T30"><text:s text:c="4"/></text:span><text:span text:style-name="T30">&lt;li data-row="2" data-col="6" data-sizex="8" data-sizey="1"&gt;</text:span></text:p><text:p><text:span text:style-name="T30"><text:s text:c="6"/></text:span><text:span text:style-name="T30">&lt;div data-id="text_terminals" data-view="Mistext" data-title="Terminals"&gt;&lt;/div&gt;</text:span></text:p><text:p><text:span text:style-name="T30"><text:s text:c="4"/></text:span><text:span text:style-name="T30">&lt;/li&gt;</text:span></text:p><text:p><text:span text:style-name="T30"><text:s text:c="4"/></text:span><text:span text:style-name="T30">&lt;li data-row="3" data-col="6" data-sizex="2" data-sizey="2"&gt;</text:span></text:p><text:p><text:span text:style-name="T30"><text:s text:c="6"/></text:span><text:span text:style-name="T30">&lt;div data-id="mis01_terminals_deployed" data-view="Misalert2" data-title="Deployed"&gt;&lt;/div&gt;</text:span></text:p><text:p><text:span text:style-name="T30"><text:s text:c="4"/></text:span><text:span text:style-name="T30">&lt;/li&gt;</text:span></text:p><text:p><text:span text:style-name="T30"><text:s text:c="4"/></text:span><text:span text:style-name="T30">&lt;li data-row="3" data-col="8" data-sizex="2" data-sizey="2"&gt;</text:span></text:p><text:p><text:span text:style-name="T30"><text:s text:c="6"/></text:span><text:span text:style-name="T30">&lt;div data-id="mis01_terminals_active" data-view="Misalert2" data-title="Active"&gt;&lt;/div&gt;</text:span></text:p><text:p><text:span text:style-name="T30"><text:s text:c="4"/></text:span><text:span text:style-name="T30">&lt;/li&gt;</text:span></text:p><text:p><text:span text:style-name="T30"><text:s text:c="4"/></text:span><text:span text:style-name="T30">&lt;li data-row="3" data-col="10" data-sizex="2" data-sizey="2"&gt;</text:span></text:p><text:p><text:span text:style-name="T30"><text:s text:c="6"/></text:span><text:span text:style-name="T30">&lt;div data-id="mis01_terminals_loggedIn" data-view="Misalert2" data-title="Logged In" data-addclass-loggedin="isNotZero"&gt;&lt;/div&gt;</text:span></text:p><text:p><text:span text:style-name="T30"><text:s text:c="4"/></text:span><text:span text:style-name="T30">&lt;/li&gt;</text:span></text:p><text:p><text:span text:style-name="T30"><text:s text:c="4"/></text:span><text:span text:style-name="T30">&lt;li data-row="3" data-col="12" data-sizex="2" data-sizey="2"&gt;</text:span></text:p><text:p><text:span text:style-name="T30"><text:s text:c="6"/></text:span><text:span text:style-name="T30">&lt;div data-id="mis01_terminals_outofdate" data-view="Misalert2" data-title="Out of Date" data-addclass-outofdate="isNotZero"&gt;&lt;/div&gt;</text:span></text:p><text:p><text:span text:style-name="T30"><text:s text:c="4"/></text:span><text:span text:style-name="T30">&lt;/li&gt;</text:span></text:p><text:p><text:span text:style-name="T30"><text:s text:c="4"/></text:span><text:span text:style-name="T30">&lt;!-- <text:s/>Spacer --&gt;</text:span></text:p><text:p><text:span text:style-name="T30"><text:s text:c="4"/></text:span><text:span text:style-name="T30">&lt;li data-row="2" data-col="14" data-sizex="1" data-sizey="3"&gt;</text:span></text:p><text:p><text:span text:style-name="T30"><text:s text:c="6"/></text:span><text:span text:style-name="T30">&lt;div data-id="spacer2" data-view="Mistext"&gt;&lt;/div&gt;</text:span></text:p><text:p><text:span text:style-name="T30"><text:s text:c="4"/></text:span><text:span text:style-name="T30">&lt;/li&gt;</text:span></text:p><text:p><text:span text:style-name="T30"/></text:p></draw:text-box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9"><text:soft-page-break/>And the first Docker Host</text:p>
      <text:p text:style-name="P39"><draw:frame text:anchor-type="paragraph" draw:z-index="16" draw:name="Shape17" draw:style-name="gr17" draw:text-style-name="P61" svg:width="16.881cm" svg:height="19.098cm" svg:x="0.046cm" svg:y="0.822cm"><draw:text-box><text:p><text:span text:style-name="T29"><text:s text:c="4"/></text:span><text:span text:style-name="T29">&lt;!-- <text:s/>Hosts Banner --&gt;</text:span></text:p><text:p><text:span text:style-name="T29"><text:s text:c="4"/></text:span><text:span text:style-name="T29">&lt;li data-row="5" data-col="1" data-sizex="18" data-sizey="1"&gt;</text:span></text:p><text:p><text:span text:style-name="T29"><text:s text:c="6"/></text:span><text:span text:style-name="T29">&lt;div data-id="text_hosts_title" data-view="Mistext" data-title="Docker Hosts"&gt;&lt;/div&gt;</text:span></text:p><text:p><text:span text:style-name="T29"><text:s text:c="4"/></text:span><text:span text:style-name="T29">&lt;/li&gt;</text:span></text:p><text:p><text:span text:style-name="T29"><text:s text:c="4"/></text:span><text:span text:style-name="T29">&lt;!-- DKRHOST01 --&gt;</text:span></text:p><text:p><text:span text:style-name="T29"><text:s text:c="4"/></text:span><text:span text:style-name="T29">&lt;li data-row="6" data-col="1" data-sizex="2" data-sizey="4"&gt;</text:span></text:p><text:p><text:span text:style-name="T29"><text:s text:c="6"/></text:span><text:span text:style-name="T29">&lt;div data-id="text_dkrhost01" data-view="Mistext" data-title="DKRHOST01"&gt;&lt;/div&gt;</text:span></text:p><text:p><text:span text:style-name="T29"><text:s text:c="4"/></text:span><text:span text:style-name="T29">&lt;/li&gt;</text:span></text:p><text:p><text:span text:style-name="T29"><text:s text:c="4"/></text:span><text:span text:style-name="T29">&lt;li data-row="6" data-col="3" data-sizex="2" data-sizey="2"&gt;</text:span></text:p><text:p><text:span text:style-name="T29"><text:s text:c="6"/></text:span><text:span text:style-name="T29">&lt;div id="alertSmaller" data-id="mis01_dkrhost01_running" data-view="Misalert2" data-title="Running Containers"&gt;&lt;/div&gt;</text:span></text:p><text:p><text:span text:style-name="T29"><text:s text:c="4"/></text:span><text:span text:style-name="T29">&lt;/li&gt;</text:span></text:p><text:p><text:span text:style-name="T29"><text:s text:c="4"/></text:span><text:span text:style-name="T29">&lt;li data-row="8" data-col="3" data-sizex="2" data-sizey="2"&gt;</text:span></text:p><text:p><text:span text:style-name="T29"><text:s text:c="6"/></text:span><text:span text:style-name="T29">&lt;div id="alertSmaller" data-id="mis01_dkrhost01_stopped" data-view="Misalert2" data-title="Stopped Containers" data-addclass-stopped="isNotZero"&gt;&lt;/div&gt;</text:span></text:p><text:p><text:span text:style-name="T29"><text:s text:c="4"/></text:span><text:span text:style-name="T29">&lt;/li&gt;</text:span></text:p><text:p><text:span text:style-name="T29"><text:s text:c="4"/></text:span><text:span text:style-name="T29">&lt;li data-row="6" data-col="5" data-sizex="2" data-sizey="2"&gt;</text:span></text:p><text:p><text:span text:style-name="T29"><text:s text:c="6"/></text:span><text:span text:style-name="T29">&lt;div data-id="mis01_dkrhost01_uptime" data-view="Misalert2" data-title="Uptime" &gt;&lt;/div&gt;</text:span></text:p><text:p><text:span text:style-name="T29"><text:s text:c="4"/></text:span><text:span text:style-name="T29">&lt;/li&gt;</text:span></text:p><text:p><text:span text:style-name="T29"><text:s text:c="4"/></text:span><text:span text:style-name="T29">&lt;li data-row="8" data-col="5" data-sizex="2" data-sizey="2"&gt;</text:span></text:p><text:p><text:span text:style-name="T29"><text:s text:c="6"/></text:span><text:span text:style-name="T29">&lt;div data-id="mis01_dkrhost01_cpuusage" data-view="Misalert2" data-title="CPU Usage" &gt;&lt;/div&gt;</text:span></text:p><text:p><text:span text:style-name="T29"><text:s text:c="4"/></text:span><text:span text:style-name="T29">&lt;/li&gt;</text:span></text:p><text:p><text:span text:style-name="T29"><text:s text:c="4"/></text:span><text:span text:style-name="T29">&lt;li data-row="6" data-col="7" data-sizex="4" data-sizey="4"&gt;</text:span></text:p><text:p><text:span text:style-name="T29"><text:s text:c="6"/></text:span><text:span text:style-name="T29">&lt;div data-id="mis01_dkrhost01_loadavg_1min" data-view="Mismeter" data-title="Load Average" data-threshold1="0.4" data-threshold2="0.7" data-moreinfo="1 min" data-height="180" data-width="162" data-min="0" data-max="10" data-suffix="%"&gt;&lt;/div&gt;</text:span></text:p><text:p><text:span text:style-name="T29"><text:s text:c="4"/></text:span><text:span text:style-name="T29">&lt;/li&gt;</text:span></text:p><text:p><text:span text:style-name="T29"><text:s text:c="4"/></text:span><text:span text:style-name="T29">&lt;li data-row="6" data-col="11" data-sizex="4" data-sizey="4"&gt;</text:span></text:p><text:p><text:span text:style-name="T29"><text:s text:c="6"/></text:span><text:span text:style-name="T29">&lt;div data-id="mis01_dkrhost01_loadavg_5min" data-view="Mismeter" data-title="Load Average" data-threshold1="0.4" data-threshold2="0.7" data-moreinfo="5 min" data-height="180" data-width="162" data-min="0" data-max="100" data-suffix="%"&gt;&lt;/div&gt;</text:span></text:p><text:p><text:span text:style-name="T29"><text:s text:c="4"/></text:span><text:span text:style-name="T29">&lt;/li&gt;</text:span></text:p><text:p><text:span text:style-name="T29"><text:s text:c="4"/></text:span><text:span text:style-name="T29">&lt;li data-row="6" data-col="15" data-sizex="4" data-sizey="4"&gt;</text:span></text:p><text:p><text:span text:style-name="T29"><text:s text:c="6"/></text:span><text:span text:style-name="T29">&lt;div data-id="mis01_dkrhost01_loadavg_15min" data-view="Mismeter" data-title="Load Average" data-threshold1="0.4" data-threshold2="0.7" data-moreinfo="15 min" data-height="180" data-width="162" data-min="0" data-max="100" data-suffix="%"&gt;&lt;/div&gt;</text:span></text:p><text:p><text:span text:style-name="T29"><text:s text:c="4"/></text:span><text:span text:style-name="T29">&lt;/li&gt;</text:span></text:p></draw:text-box></draw:frame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h text:style-name="P2" text:outline-level="2"><text:soft-page-break/>Deployment Via Docker</text:h>
      <text:p text:style-name="P20">The Sma<text:span text:style-name="T20">sh</text:span>ing dashboard can be run from a Docker <text:span text:style-name="T20">c</text:span>ontainer. <text:s/><text:span text:style-name="T20">Our approach is to create a base Docker Smashing image on an Internet connected machine and transfer this image across the air gap.</text:span></text:p>
      <text:p text:style-name="P21">Next the base image is customised for the intended environment.</text:p>
      <text:p text:style-name="P21">Finally a container is created and run.</text:p>
      <text:h text:style-name="P51" text:outline-level="3">Part 1 – Creating a Base Smashing Docker Image</text:h>
      <text:p text:style-name="P48">On an Internet connected machine use the following ‘Dockerfile’ to create a base Smashing image from <text:s/>Ubuntu base image. <text:s/>When the image is complete save it and transfer it to the final environment.</text:p>
      <text:h text:style-name="P57" text:outline-level="3">Part 2 – Customising the Base Smashing Docker Image</text:h>
      <text:p text:style-name="P22">Now customize the image and add the Smashing source files using this ‘Dockerfile’.</text:p>
      <text:p text:style-name="P22"/>
      <text:h text:style-name="P58" text:outline-level="3">Part 3 – Deploying a Containers</text:h>
      <text:p text:style-name="P48">Finally create a container and run it using this shell script.</text:p>
      <text:h text:style-name="P24" text:outline-level="2">Security</text:h>
      <text:p text:style-name="P40">This implementation of Smashing uses HTTPS to connect to the Monitoring service.</text:p>
      <text:p text:style-name="P40">However, all connections to the <text:span text:style-name="T28">Smashing</text:span> dashboard are HTTP and are un-authenticated.</text:p>
      <text:p text:style-name="P40">Smashing does not currently support HTTPS.</text:p>
      <text:p text:style-name="P40">Smashing does support some simple plain text <text:span text:style-name="T28">authentication</text:span> methods and has a simple plug-in <text:span text:style-name="T28">environment</text:span> into which you can add your own authentication.</text:p>
      <text:p text:style-name="P40">Researching Smashing on the Internet <text:span text:style-name="T21">the most common suggest for over-coming these limitations is to place your Smashing implementation (container) behind an authenticating reverse proxy that supports HTTPS, such as Nginx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ourier New1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  <style:text-properties fo:font-variant="normal" fo:text-transform="none" fo:color="#444444" style:font-name="Tahoma" fo:font-family="Tahoma" style:font-family-generic="swiss" style:font-pitch="variable" fo:font-size="12pt" fo:letter-spacing="normal" fo:font-style="normal" fo:font-weight="normal" officeooo:rsid="00031d24" style:font-size-asian="12pt" style:font-size-complex="12pt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Code" style:family="paragraph" style:parent-style-name="Text_20_body">
      <style:paragraph-properties fo:margin-left="1.251cm" fo:margin-right="0cm" fo:text-indent="0cm" style:auto-text-indent="false"/>
      <style:text-properties style:font-name="Courier New" fo:font-family="'Courier New'" style:font-family-generic="modern" style:font-pitch="fixed" officeooo:rsid="00031d24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30T12:04:19.457000000</meta:creation-date>
    <dc:date>2018-04-06T16:19:37.900000000</dc:date>
    <meta:editing-duration>PT5H11M11S</meta:editing-duration>
    <meta:editing-cycles>21</meta:editing-cycles>
    <meta:generator>LibreOffice/6.0.2.1$Windows_X86_64 LibreOffice_project/f7f06a8f319e4b62f9bc5095aa112a65d2f3ac89</meta:generator>
    <meta:document-statistic meta:table-count="0" meta:image-count="0" meta:object-count="0" meta:page-count="19" meta:paragraph-count="137" meta:word-count="1306" meta:character-count="8397" meta:non-whitespace-character-count="7183"/>
  </office:meta>
</office:document-meta>
</file>